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94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27cm"/>
    </style:style>
    <style:style style:name="co6" style:family="table-column">
      <style:table-column-properties fo:break-before="auto" style:column-width="2.729cm"/>
    </style:style>
    <style:style style:name="co7" style:family="table-column">
      <style:table-column-properties fo:break-before="auto" style:column-width="4.163cm"/>
    </style:style>
    <style:style style:name="co8" style:family="table-column">
      <style:table-column-properties fo:break-before="auto" style:column-width="4.008cm"/>
    </style:style>
    <style:style style:name="co9" style:family="table-column">
      <style:table-column-properties fo:break-before="auto" style:column-width="4.595cm"/>
    </style:style>
    <style:style style:name="co10" style:family="table-column">
      <style:table-column-properties fo:break-before="auto" style:column-width="5.14cm"/>
    </style:style>
    <style:style style:name="co11" style:family="table-column">
      <style:table-column-properties fo:break-before="auto" style:column-width="4.456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6.23cm"/>
    </style:style>
    <style:style style:name="co15" style:family="table-column">
      <style:table-column-properties fo:break-before="auto" style:column-width="4.514cm"/>
    </style:style>
    <style:style style:name="co16" style:family="table-column">
      <style:table-column-properties fo:break-before="auto" style:column-width="4.417cm"/>
    </style:style>
    <style:style style:name="co17" style:family="table-column">
      <style:table-column-properties fo:break-before="auto" style:column-width="3.814cm"/>
    </style:style>
    <style:style style:name="co18" style:family="table-column">
      <style:table-column-properties fo:break-before="auto" style:column-width="4.494cm"/>
    </style:style>
    <style:style style:name="co19" style:family="table-column">
      <style:table-column-properties fo:break-before="auto" style:column-width="3.404cm"/>
    </style:style>
    <style:style style:name="co20" style:family="table-column">
      <style:table-column-properties fo:break-before="auto" style:column-width="6.75cm"/>
    </style:style>
    <style:style style:name="co21" style:family="table-column">
      <style:table-column-properties fo:break-before="auto" style:column-width="3.053cm"/>
    </style:style>
    <style:style style:name="co22" style:family="table-column">
      <style:table-column-properties fo:break-before="auto" style:column-width="2.859cm"/>
    </style:style>
    <style:style style:name="co23" style:family="table-column">
      <style:table-column-properties fo:break-before="auto" style:column-width="9.222cm"/>
    </style:style>
    <style:style style:name="co24" style:family="table-column">
      <style:table-column-properties fo:break-before="auto" style:column-width="6.3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1.22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72cm" fo:break-before="auto" style:use-optimal-row-height="false"/>
    </style:style>
    <style:style style:name="ro6" style:family="table-row">
      <style:table-row-properties style:row-height="0.822cm" fo:break-before="auto" style:use-optimal-row-height="true"/>
    </style:style>
    <style:style style:name="ro7" style:family="table-row">
      <style:table-row-properties style:row-height="1.127cm" fo:break-before="auto" style:use-optimal-row-height="false"/>
    </style:style>
    <style:style style:name="ro8" style:family="table-row">
      <style:table-row-properties style:row-height="0.901cm" fo:break-before="auto" style:use-optimal-row-height="fals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font-name="Arial" style:font-name-asian="Arial1" style:font-name-complex="Arial1"/>
    </style:style>
    <style:style style:name="ce3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5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ackground-color="#b4c7dc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6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11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2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3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</style:style>
    <style:style style:name="ce74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5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76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18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9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26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1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2" style:family="table-cell" style:parent-style-name="Default" style:data-style-name="N0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3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7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4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start" fo:margin-left="0cm"/>
    </style:style>
    <style:style style:name="ce8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6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1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1" fo:font-size="10pt" fo:font-weight="normal" style:text-underline-style="none" style:text-underline-color="font-color" style:text-line-through-type="none" fo:font-style="normal" style:text-outline="false" fo:text-shadow="none" style:font-name-asian="Liberation Sans11" style:font-name-complex="Liberation Sans1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ce67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4" table:number-columns-repeated="2" table:default-cell-style-name="ce69"/>
        <table:table-column table:style-name="co6" table:default-cell-style-name="ce69"/>
        <table:table-column table:style-name="co7" table:default-cell-style-name="ce69"/>
        <table:table-column table:style-name="co8" table:default-cell-style-name="ce69"/>
        <table:table-column table:style-name="co9" table:default-cell-style-name="ce69"/>
        <table:table-column table:style-name="co10" table:default-cell-style-name="ce69"/>
        <table:table-column table:style-name="co4" table:number-columns-repeated="6" table:default-cell-style-name="ce69"/>
        <table:table-column table:style-name="co11" table:default-cell-style-name="ce69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4" table:number-columns-repeated="18" table:default-cell-style-name="ce69"/>
        <table:table-column table:style-name="co15" table:default-cell-style-name="ce69"/>
        <table:table-column table:style-name="co16" table:default-cell-style-name="ce69"/>
        <table:table-column table:style-name="co17" table:default-cell-style-name="ce69"/>
        <table:table-column table:style-name="co4" table:number-columns-repeated="2" table:default-cell-style-name="ce69"/>
        <table:table-column table:style-name="co18" table:default-cell-style-name="ce69"/>
        <table:table-column table:style-name="co19" table:default-cell-style-name="ce69"/>
        <table:table-column table:style-name="co4" table:number-columns-repeated="3" table:default-cell-style-name="ce69"/>
        <table:table-column table:style-name="co20" table:default-cell-style-name="ce69"/>
        <table:table-column table:style-name="co21" table:default-cell-style-name="ce69"/>
        <table:table-column table:style-name="co22" table:default-cell-style-name="ce69"/>
        <table:table-column table:style-name="co4" table:default-cell-style-name="ce69"/>
        <table:table-column table:style-name="co23" table:default-cell-style-name="ce69"/>
        <table:table-column table:style-name="co24" table:default-cell-style-name="ce69"/>
        <table:table-column table:style-name="co4" table:number-columns-repeated="16328"/>
        <table:table-row table:style-name="ro1">
          <table:table-cell table:style-name="ce1"/>
          <table:table-cell table:style-name="ce68"/>
          <table:table-cell table:style-name="ce21" office:value-type="string" calcext:value-type="string">
            <text:p>Preset</text:p>
          </table:table-cell>
          <table:table-cell table:style-name="ce21" office:value-type="string" calcext:value-type="string">
            <text:p>Library</text:p>
          </table:table-cell>
          <table:table-cell table:style-name="ce21" office:value-type="string" calcext:value-type="string">
            <text:p>Multi</text:p>
          </table:table-cell>
          <table:table-cell table:style-name="ce4"/>
          <table:table-cell table:style-name="ce6" office:value-type="string" calcext:value-type="string">
            <text:p>Metadata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category</text:p>
          </table:table-cell>
          <table:table-cell table:style-name="ce21" office:value-type="string" calcext:value-type="string">
            <text:p>creator</text:p>
          </table:table-cell>
          <table:table-cell table:style-name="ce21" office:value-type="string" calcext:value-type="string">
            <text:p>creation</text:p>
          </table:table-cell>
          <table:table-cell table:style-name="ce26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81"/>
          <table:table-cell table:style-name="ce3" office:value-type="string" calcext:value-type="string">
            <text:p>Group</text:p>
          </table:table-cell>
          <table:table-cell table:style-name="ce26" office:value-type="string" calcext:value-type="string">
            <text:p>name</text:p>
          </table:table-cell>
          <table:table-cell table:style-name="ce81"/>
          <table:table-cell table:style-name="ce6" office:value-type="string" calcext:value-type="string">
            <text:p>Sample</text:p>
          </table:table-cell>
          <table:table-cell table:style-name="ce26" office:value-type="string" calcext:value-type="string">
            <text:p>root-key</text:p>
          </table:table-cell>
          <table:table-cell table:style-name="ce26" office:value-type="string" calcext:value-type="string">
            <text:p>key-range</text:p>
          </table:table-cell>
          <table:table-cell table:style-name="ce26" office:value-type="string" calcext:value-type="string">
            <text:p>key-fade</text:p>
          </table:table-cell>
          <table:table-cell table:style-name="ce26" office:value-type="string" calcext:value-type="string">
            <text:p>velocity-range</text:p>
          </table:table-cell>
          <table:table-cell table:style-name="ce26" office:value-type="string" calcext:value-type="string">
            <text:p>velocity-fade</text:p>
          </table:table-cell>
          <table:table-cell table:style-name="ce26" office:value-type="string" calcext:value-type="string">
            <text:p>play-start</text:p>
          </table:table-cell>
          <table:table-cell table:style-name="ce26" office:value-type="string" calcext:value-type="string">
            <text:p>play-end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key track</text:p>
          </table:table-cell>
          <table:table-cell table:style-name="ce26" office:value-type="string" calcext:value-type="string">
            <text:p>direction</text:p>
          </table:table-cell>
          <table:table-cell table:style-name="ce26" office:value-type="string" calcext:value-type="string">
            <text:p>gain</text:p>
          </table:table-cell>
          <table:table-cell table:style-name="ce26" office:value-type="string" calcext:value-type="string">
            <text:p>panning</text:p>
          </table:table-cell>
          <table:table-cell table:style-name="ce26" office:value-type="string" calcext:value-type="string">
            <text:p>play logic</text:p>
          </table:table-cell>
          <table:table-cell table:style-name="ce26" office:value-type="string" calcext:value-type="string">
            <text:p>trigger</text:p>
          </table:table-cell>
          <table:table-cell table:style-name="ce81"/>
          <table:table-cell table:style-name="ce3" office:value-type="string" calcext:value-type="string">
            <text:p>Loop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start</text:p>
          </table:table-cell>
          <table:table-cell table:style-name="ce26" office:value-type="string" calcext:value-type="string">
            <text:p>end</text:p>
          </table:table-cell>
          <table:table-cell table:style-name="ce26" office:value-type="string" calcext:value-type="string">
            <text:p>crossfade</text:p>
          </table:table-cell>
          <table:table-cell table:style-name="ce4"/>
          <table:table-cell table:style-name="ce3" office:value-type="string" calcext:value-type="string">
            <text:p>Amplitude</text:p>
          </table:table-cell>
          <table:table-cell table:style-name="ce26" office:value-type="string" calcext:value-type="string">
            <text:p>Envelope</text:p>
          </table:table-cell>
          <table:table-cell table:style-name="ce26" office:value-type="string" calcext:value-type="string">
            <text:p>Envelope Slope</text:p>
          </table:table-cell>
          <table:table-cell table:style-name="ce26" office:value-type="string" calcext:value-type="string">
            <text:p>Velocity Mod.</text:p>
          </table:table-cell>
          <table:table-cell table:style-name="ce85"/>
          <table:table-cell table:style-name="ce3" office:value-type="string" calcext:value-type="string">
            <text:p>Pitch</text:p>
          </table:table-cell>
          <table:table-cell table:style-name="ce26" office:value-type="string" calcext:value-type="string">
            <text:p>Bend Up</text:p>
          </table:table-cell>
          <table:table-cell table:style-name="ce26" office:value-type="string" calcext:value-type="string">
            <text:p>Bend Down</text:p>
          </table:table-cell>
          <table:table-cell table:style-name="ce26" office:value-type="string" calcext:value-type="string">
            <text:p>Envelope</text:p>
          </table:table-cell>
          <table:table-cell table:style-name="ce4"/>
          <table:table-cell table:style-name="ce3" office:value-type="string" calcext:value-type="string">
            <text:p>Filte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Poles</text:p>
          </table:table-cell>
          <table:table-cell table:style-name="ce26" office:value-type="string" calcext:value-type="string">
            <text:p>Cutoff</text:p>
          </table:table-cell>
          <table:table-cell table:style-name="ce26" office:value-type="string" calcext:value-type="string">
            <text:p>Resonance</text:p>
          </table:table-cell>
          <table:table-cell table:style-name="ce26" office:value-type="string" calcext:value-type="string">
            <text:p>Envelope</text:p>
          </table:table-cell>
          <table:table-cell table:style-name="ce26" office:value-type="string" calcext:value-type="string">
            <text:p>Velocity Mod.</text:p>
          </table:table-cell>
          <table:table-cell table:style-name="ce67" table:number-columns-repeated="16328"/>
        </table:table-row>
        <table:table-row table:style-name="ro2">
          <table:table-cell table:style-name="ce3" office:value-type="string" calcext:value-type="string" table:number-columns-spanned="1" table:number-rows-spanned="2">
            <text:p>1010music bento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preset.xml</text:p>
          </table:table-cell>
          <table:table-cell table:style-name="ce73" table:number-columns-spanned="1" table:number-rows-spanned="2"/>
          <table:table-cell table:style-name="ce11" office:value-type="string" calcext:value-type="string" table:number-columns-spanned="1" table:number-rows-spanned="2">
            <text:p>preset.xml (up to 8 instruments)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18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keyrangebottom / keyrangetop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velrangebottom / velrangetop</text:p>
          </table:table-cell>
          <table:table-cell table:style-name="ce18" table:number-columns-repeated="3"/>
          <table:table-cell table:style-name="ce79" office:value-type="string" calcext:value-type="string" table:number-columns-spanned="1" table:number-rows-spanned="2">
            <text:p>pitch (only global)</text:p>
          </table:table-cell>
          <table:table-cell table:style-name="ce18"/>
          <table:table-cell table:style-name="ce79" office:value-type="string" calcext:value-type="string" table:number-columns-spanned="1" table:number-rows-spanned="2">
            <text:p>direction (only global)</text:p>
          </table:table-cell>
          <table:table-cell table:style-name="ce79" office:value-type="string" calcext:value-type="string" table:number-columns-spanned="1" table:number-rows-spanned="2">
            <text:p>gaindb (only global)</text:p>
          </table:table-cell>
          <table:table-cell table:style-name="ce79" office:value-type="string" calcext:value-type="string" table:number-columns-spanned="1" table:number-rows-spanned="2">
            <text:p>panpos (only global)</text:p>
          </table:table-cell>
          <table:table-cell table:style-name="ce18" table:number-columns-repeated="2"/>
          <table:table-cell table:style-name="ce81"/>
          <table:table-cell table:style-name="ce5"/>
          <table:table-cell table:style-name="ce79" office:value-type="string" calcext:value-type="string" table:number-columns-spanned="1" table:number-rows-spanned="2">
            <text:p>loopmodes (only global)</text:p>
          </table:table-cell>
          <table:table-cell table:style-name="ce11" office:value-type="string" calcext:value-type="string" table:number-columns-spanned="1" table:number-rows-spanned="2">
            <text:p>Sample Chunk: start</text:p>
          </table:table-cell>
          <table:table-cell table:style-name="ce11" office:value-type="string" calcext:value-type="string" table:number-columns-spanned="1" table:number-rows-spanned="2">
            <text:p>Sample Chunk: end</text:p>
          </table:table-cell>
          <table:table-cell table:style-name="ce79" office:value-type="string" calcext:value-type="string" table:number-columns-spanned="1" table:number-rows-spanned="2">
            <text:p>loopfadeamt (only global)</text:p>
          </table:table-cell>
          <table:table-cell table:style-name="ce82"/>
          <table:table-cell table:style-name="ce11"/>
          <table:table-cell table:style-name="ce11" office:value-type="string" calcext:value-type="string" table:number-columns-spanned="1" table:number-rows-spanned="2">
            <text:p>envattack, envdecay, envsus, envrel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87"/>
          <table:table-cell table:style-name="ce72" table:number-columns-repeated="4"/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Lowpass/Highpass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dualfilcutoff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1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18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72"/>
          <table:covered-table-cell table:number-columns-repeated="3" table:style-name="ce4"/>
          <table:table-cell table:style-name="ce72" table:number-columns-repeated="2"/>
          <table:table-cell table:style-name="ce82"/>
          <table:table-cell table:style-name="ce11"/>
          <table:covered-table-cell table:number-columns-repeated="4" table:style-name="ce4"/>
          <table:table-cell table:style-name="ce81"/>
          <table:table-cell table:style-name="ce5"/>
          <table:covered-table-cell table:style-name="ce4"/>
          <table:table-cell table:style-name="ce18"/>
          <table:covered-table-cell table:style-name="ce4"/>
          <table:table-cell table:style-name="ce87"/>
          <table:table-cell table:style-name="ce72" table:number-columns-repeated="4"/>
          <table:table-cell table:style-name="ce4"/>
          <table:table-cell table:style-name="ce79"/>
          <table:covered-table-cell table:style-name="ce4"/>
          <table:table-cell table:style-name="ce72"/>
          <table:covered-table-cell table:number-columns-repeated="2" table:style-name="ce4"/>
          <table:table-cell table:style-name="ce72"/>
          <table:covered-table-cell table:style-name="ce4"/>
          <table:table-cell table:style-name="ce67" table:number-columns-repeated="16328"/>
        </table:table-row>
        <table:table-row table:style-name="ro2">
          <table:table-cell table:style-name="ce3" office:value-type="string" calcext:value-type="string" table:number-columns-spanned="1" table:number-rows-spanned="2">
            <text:p>1010music blackbox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preset.xml</text:p>
          </table:table-cell>
          <table:table-cell table:style-name="ce73" table:number-columns-spanned="1" table:number-rows-spanned="2"/>
          <table:table-cell table:style-name="ce11" office:value-type="string" calcext:value-type="string" table:number-columns-spanned="1" table:number-rows-spanned="2">
            <text:p>preset.xml (up to 16 instruments)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18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keyrangebottom / keyrangetop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velrangebottom / velrangetop</text:p>
          </table:table-cell>
          <table:table-cell table:style-name="ce18" table:number-columns-repeated="3"/>
          <table:table-cell table:style-name="ce11" office:value-type="string" calcext:value-type="string" table:number-columns-spanned="1" table:number-rows-spanned="2">
            <text:p>Inst. Chunk: Unshifted Note, Fine Tune</text:p>
          </table:table-cell>
          <table:table-cell table:style-name="ce18" table:number-columns-repeated="2"/>
          <table:table-cell table:style-name="ce11" office:value-type="string" calcext:value-type="string" table:number-columns-spanned="1" table:number-rows-spanned="2">
            <text:p>Inst. Chunk: Gain</text:p>
          </table:table-cell>
          <table:table-cell table:style-name="ce18" table:number-columns-repeated="3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loopmodes</text:p>
          </table:table-cell>
          <table:table-cell table:style-name="ce11" office:value-type="string" calcext:value-type="string" table:number-columns-spanned="1" table:number-rows-spanned="2">
            <text:p>loopstart</text:p>
          </table:table-cell>
          <table:table-cell table:style-name="ce11" office:value-type="string" calcext:value-type="string" table:number-columns-spanned="1" table:number-rows-spanned="2">
            <text:p>loopend</text:p>
          </table:table-cell>
          <table:table-cell table:style-name="ce72"/>
          <table:table-cell table:style-name="ce82"/>
          <table:table-cell table:style-name="ce11"/>
          <table:table-cell table:style-name="ce11" office:value-type="string" calcext:value-type="string" table:number-columns-spanned="1" table:number-rows-spanned="2">
            <text:p>envattack, envdecay, envsus, envrel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87"/>
          <table:table-cell table:style-name="ce72" table:number-columns-repeated="4"/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Lowpass/Highpass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dualfilcutoff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1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18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72" table:number-columns-repeated="2"/>
          <table:covered-table-cell table:style-name="ce4"/>
          <table:table-cell table:style-name="ce72" table:number-columns-repeated="3"/>
          <table:table-cell table:style-name="ce82"/>
          <table:table-cell table:style-name="ce11"/>
          <table:covered-table-cell table:number-columns-repeated="3" table:style-name="ce4"/>
          <table:table-cell table:style-name="ce18"/>
          <table:table-cell table:style-name="ce81"/>
          <table:table-cell table:style-name="ce5"/>
          <table:covered-table-cell table:style-name="ce4"/>
          <table:table-cell table:style-name="ce18"/>
          <table:covered-table-cell table:style-name="ce4"/>
          <table:table-cell table:style-name="ce87"/>
          <table:table-cell table:style-name="ce72" table:number-columns-repeated="4"/>
          <table:table-cell table:style-name="ce4"/>
          <table:table-cell table:style-name="ce79"/>
          <table:covered-table-cell table:style-name="ce4"/>
          <table:table-cell table:style-name="ce72"/>
          <table:covered-table-cell table:number-columns-repeated="2" table:style-name="ce4"/>
          <table:table-cell table:style-name="ce72"/>
          <table:covered-table-cell table:style-name="ce4"/>
          <table:table-cell table:style-name="ce67" table:number-columns-repeated="16328"/>
        </table:table-row>
        <table:table-row table:style-name="ro2">
          <table:table-cell table:style-name="ce3" office:value-type="string" calcext:value-type="string" table:number-columns-spanned="1" table:number-rows-spanned="2">
            <text:p>Ableton ADV/ADG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>
            <text:p>ADV / ADG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5" office:value-type="string" calcext:value-type="string">
            <text:p>User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18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KeyRange – Min/Max</text:p>
          </table:table-cell>
          <table:table-cell table:style-name="ce11" office:value-type="string" calcext:value-type="string" table:number-columns-spanned="1" table:number-rows-spanned="2">
            <text:p>KeyRange – CrossfadeMin/Max</text:p>
          </table:table-cell>
          <table:table-cell table:style-name="ce11" office:value-type="string" calcext:value-type="string" table:number-columns-spanned="1" table:number-rows-spanned="2">
            <text:p>VelocityRange – Min/Max</text:p>
          </table:table-cell>
          <table:table-cell table:style-name="ce11" office:value-type="string" calcext:value-type="string" table:number-columns-spanned="1" table:number-rows-spanned="2">
            <text:p>VelocityRange – CrossfadeMin/Max</text:p>
          </table:table-cell>
          <table:table-cell table:style-name="ce11" office:value-type="string" calcext:value-type="string" table:number-columns-spanned="1" table:number-rows-spanned="2">
            <text:p>SampleStart</text:p>
          </table:table-cell>
          <table:table-cell table:style-name="ce11" office:value-type="string" calcext:value-type="string" table:number-columns-spanned="1" table:number-rows-spanned="2">
            <text:p>SampleEnd</text:p>
          </table:table-cell>
          <table:table-cell table:style-name="ce11" office:value-type="string" calcext:value-type="string" table:number-columns-spanned="1" table:number-rows-spanned="2">
            <text:p>RootKey + Detune</text:p>
          </table:table-cell>
          <table:table-cell table:style-name="ce11" office:value-type="string" calcext:value-type="string" table:number-columns-spanned="1" table:number-rows-spanned="2">
            <text:p>TuneScale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orama</text:p>
          </table:table-cell>
          <table:table-cell table:style-name="ce18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ustain loop</text:p>
          </table:table-cell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Crossfade</text:p>
          </table:table-cell>
          <table:table-cell table:style-name="ce82"/>
          <table:table-cell table:style-name="ce5"/>
          <table:table-cell table:style-name="ce11" office:value-type="string" calcext:value-type="string" table:number-columns-spanned="1" table:number-rows-spanned="2">
            <text:p>AttackTime, DecayTime, ReleaseTime, AttackLevel, SustainLevel, ReleaseLevel</text:p>
          </table:table-cell>
          <table:table-cell table:style-name="ce11" office:value-type="string" calcext:value-type="string" table:number-columns-spanned="1" table:number-rows-spanned="2">
            <text:p>AttackSlope, DecaySlope, ReleaseSlope</text:p>
          </table:table-cell>
          <table:table-cell table:style-name="ce79" office:value-type="string" calcext:value-type="string" table:number-columns-spanned="1" table:number-rows-spanned="2">
            <text:p>VolumeVelScale (global)</text:p>
          </table:table-cell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PitchBendRange</text:p>
          </table:table-cell>
          <table:table-cell table:style-name="ce79" office:value-type="string" calcext:value-type="string" table:number-columns-spanned="1" table:number-rows-spanned="2">
            <text:p>PitchBendRange</text:p>
          </table:table-cell>
          <table:table-cell table:style-name="ce11" office:value-type="string" calcext:value-type="string" table:number-columns-spanned="1" table:number-rows-spanned="2">
            <text:p>AttackTime, DecayTime, ReleaseTime, AttackLevel, SustainLevel, ReleaseLevel</text:p>
          </table:table-cell>
          <table:table-cell table:style-name="ce87"/>
          <table:table-cell table:style-name="ce79" office:value-type="string" calcext:value-type="string" table:number-columns-spanned="1" table:number-rows-spanned="2">
            <text:p>Only Global</text:p>
          </table:table-cell>
          <table:table-cell table:style-name="ce11" office:value-type="string" calcext:value-type="string" table:number-columns-spanned="1" table:number-rows-spanned="2">
            <text:p>Type: Lowpass / Highpass / Bandpass / Notch</text:p>
          </table:table-cell>
          <table:table-cell table:style-name="ce11" office:value-type="string" calcext:value-type="string" table:number-columns-spanned="1" table:number-rows-spanned="2">
            <text:p>Slope: 12 / 24</text:p>
          </table:table-cell>
          <table:table-cell table:style-name="ce11" office:value-type="string" calcext:value-type="string" table:number-columns-spanned="1" table:number-rows-spanned="2">
            <text:p>Freq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11" office:value-type="string" calcext:value-type="string" table:number-columns-spanned="1" table:number-rows-spanned="2">
            <text:p>AttackTime/Level/Slope, DecayTime/Level/Slope, SustainLevel, ReleaseTime/Level/Slope</text:p>
          </table:table-cell>
          <table:table-cell table:style-name="ce79" office:value-type="string" calcext:value-type="string" table:number-columns-spanned="1" table:number-rows-spanned="2">
            <text:p>ModByVelocity (global)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table-cell table:style-name="ce11" office:value-type="string" calcext:value-type="string">
            <text:p>ADV</text:p>
          </table:table-cell>
          <table:covered-table-cell table:number-columns-repeated="2" table:style-name="ce4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/>
          <table:covered-table-cell table:number-columns-repeated="2" table:style-name="ce4"/>
          <table:table-cell table:style-name="ce11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18" table:number-columns-repeated="2"/>
          <table:table-cell table:style-name="ce81"/>
          <table:table-cell table:style-name="ce5"/>
          <table:covered-table-cell table:number-columns-repeated="9" table:style-name="ce4"/>
          <table:table-cell table:style-name="ce72"/>
          <table:covered-table-cell table:number-columns-repeated="2" table:style-name="ce4"/>
          <table:table-cell table:style-name="ce72" table:number-columns-repeated="2"/>
          <table:table-cell table:style-name="ce82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79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8"/>
        </table:table-row>
        <table:table-row table:style-name="ro2">
          <table:table-cell table:style-name="ce3" office:value-type="string" calcext:value-type="string">
            <text:p>AIFF</text:p>
          </table:table-cell>
          <table:table-cell table:style-name="ce68" office:value-type="string" calcext:value-type="string">
            <text:p>Read</text:p>
          </table:table-cell>
          <table:table-cell table:style-name="ce72" table:number-columns-repeated="3"/>
          <table:table-cell table:style-name="ce4"/>
          <table:table-cell table:style-name="ce17"/>
          <table:table-cell table:style-name="ce5" office:value-type="string" calcext:value-type="string">
            <text:p>Name Chunk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>
            <text:p>Author Chunk</text:p>
          </table:table-cell>
          <table:table-cell table:style-name="ce79" office:value-type="string" calcext:value-type="string">
            <text:p>Creation / modification date of file</text:p>
          </table:table-cell>
          <table:table-cell table:style-name="ce5" office:value-type="string" calcext:value-type="string">
            <text:p>Copyrigt &amp; Annotation Chunk</text:p>
          </table:table-cell>
          <table:table-cell table:style-name="ce72"/>
          <table:table-cell table:style-name="ce81"/>
          <table:table-cell table:style-name="ce18" table:number-columns-repeated="2"/>
          <table:table-cell table:style-name="ce81"/>
          <table:table-cell table:style-name="ce11" office:value-type="string" calcext:value-type="string">
            <text:p>Instrument Chunk</text:p>
          </table:table-cell>
          <table:table-cell table:style-name="ce11" office:value-type="string" calcext:value-type="string">
            <text:p>base note</text:p>
          </table:table-cell>
          <table:table-cell table:style-name="ce11" office:value-type="string" calcext:value-type="string">
            <text:p>low / high note</text:p>
          </table:table-cell>
          <table:table-cell table:style-name="ce72"/>
          <table:table-cell table:style-name="ce11" office:value-type="string" calcext:value-type="string">
            <text:p>low / high velocity</text:p>
          </table:table-cell>
          <table:table-cell table:style-name="ce72" table:number-columns-repeated="3"/>
          <table:table-cell table:style-name="ce11" office:value-type="string" calcext:value-type="string">
            <text:p>detune</text:p>
          </table:table-cell>
          <table:table-cell table:style-name="ce72" table:number-columns-repeated="2"/>
          <table:table-cell table:style-name="ce11" office:value-type="string" calcext:value-type="string">
            <text:p>gain</text:p>
          </table:table-cell>
          <table:table-cell table:style-name="ce72" table:number-columns-repeated="2"/>
          <table:table-cell table:style-name="ce18"/>
          <table:table-cell table:style-name="ce81"/>
          <table:table-cell table:style-name="ce11" office:value-type="string" calcext:value-type="string">
            <text:p>sustain loop</text:p>
          </table:table-cell>
          <table:table-cell table:style-name="ce11" office:value-type="string" calcext:value-type="string">
            <text:p>play mode</text:p>
          </table:table-cell>
          <table:table-cell table:style-name="ce11" office:value-type="string" calcext:value-type="string">
            <text:p>begin loop marker</text:p>
          </table:table-cell>
          <table:table-cell table:style-name="ce11" office:value-type="string" calcext:value-type="string">
            <text:p>end loop marker</text:p>
          </table:table-cell>
          <table:table-cell table:style-name="ce18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7"/>
          <table:table-cell table:style-name="ce18"/>
          <table:table-cell table:style-name="ce85"/>
          <table:table-cell table:style-name="ce18" table:number-columns-repeated="4"/>
          <table:table-cell table:style-name="ce4"/>
          <table:table-cell table:style-name="ce18" table:number-columns-repeated="7"/>
          <table:table-cell table:style-name="ce67" table:number-columns-repeated="16328"/>
        </table:table-row>
        <table:table-row table:style-name="ro3">
          <table:table-cell table:style-name="ce3" office:value-type="string" calcext:value-type="string">
            <text:p>Akai AKP/AKM</text:p>
            <text:p>(S5000/S6000/Z4/Z8/MPC4000)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>
            <text:p>AKP / AKM</text:p>
          </table:table-cell>
          <table:table-cell table:style-name="ce72"/>
          <table:table-cell table:style-name="ce11" office:value-type="string" calcext:value-type="string">
            <text:p>AKM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72"/>
          <table:table-cell table:style-name="ce79" office:value-type="string" calcext:value-type="string">
            <text:p>Creation / modification date of file</text:p>
          </table:table-cell>
          <table:table-cell table:style-name="ce72" table:number-columns-repeated="2"/>
          <table:table-cell table:style-name="ce81"/>
          <table:table-cell table:style-name="ce18" table:number-columns-repeated="2"/>
          <table:table-cell table:style-name="ce81"/>
          <table:table-cell table:style-name="ce11"/>
          <table:table-cell table:style-name="ce11" office:value-type="string" calcext:value-type="string">
            <text:p>Sample Chunk: root note</text:p>
          </table:table-cell>
          <table:table-cell table:style-name="ce11" office:value-type="string" calcext:value-type="string">
            <text:p>low / high note</text:p>
          </table:table-cell>
          <table:table-cell table:style-name="ce72"/>
          <table:table-cell table:style-name="ce11" office:value-type="string" calcext:value-type="string">
            <text:p>low / high velocity</text:p>
          </table:table-cell>
          <table:table-cell table:style-name="ce72" table:number-columns-repeated="3"/>
          <table:table-cell table:style-name="ce11" office:value-type="string" calcext:value-type="string">
            <text:p>semitone-tune / fine tune</text:p>
          </table:table-cell>
          <table:table-cell table:style-name="ce72" table:number-columns-repeated="2"/>
          <table:table-cell table:style-name="ce11" office:value-type="string" calcext:value-type="string">
            <text:p>(relative) gain</text:p>
          </table:table-cell>
          <table:table-cell table:style-name="ce11" office:value-type="string" calcext:value-type="string">
            <text:p>panning</text:p>
          </table:table-cell>
          <table:table-cell table:style-name="ce72"/>
          <table:table-cell table:style-name="ce18"/>
          <table:table-cell table:style-name="ce81"/>
          <table:table-cell table:style-name="ce11" office:value-type="string" calcext:value-type="string">
            <text:p>sustain loop</text:p>
          </table:table-cell>
          <table:table-cell table:style-name="ce18"/>
          <table:table-cell table:style-name="ce11" office:value-type="string" calcext:value-type="string">
            <text:p>Sample Chunk</text:p>
          </table:table-cell>
          <table:table-cell table:style-name="ce11" office:value-type="string" calcext:value-type="string">
            <text:p>end loop marker</text:p>
          </table:table-cell>
          <table:table-cell table:style-name="ce18"/>
          <table:table-cell table:style-name="ce4"/>
          <table:table-cell table:style-name="ce17"/>
          <table:table-cell table:style-name="ce11" office:value-type="string" calcext:value-type="string">
            <text:p>attack, decay, sustain, release</text:p>
          </table:table-cell>
          <table:table-cell table:style-name="ce18"/>
          <table:table-cell table:style-name="ce11"/>
          <table:table-cell table:style-name="ce85"/>
          <table:table-cell table:style-name="ce11" table:number-columns-repeated="3"/>
          <table:table-cell table:style-name="ce11" office:value-type="string" calcext:value-type="string">
            <text:p>AUX: 4-stage</text:p>
          </table:table-cell>
          <table:table-cell table:style-name="ce4"/>
          <table:table-cell table:style-name="ce11"/>
          <table:table-cell table:style-name="ce11" office:value-type="string" calcext:value-type="string">
            <text:p>Lowpass, highpass, notch, bandpass</text:p>
          </table:table-cell>
          <table:table-cell table:style-name="ce11" office:value-type="string" calcext:value-type="string">
            <text:p>1, 2, 4 (depending on type)</text:p>
          </table:table-cell>
          <table:table-cell table:style-name="ce11" table:number-columns-repeated="2"/>
          <table:table-cell table:style-name="ce11" office:value-type="string" calcext:value-type="string">
            <text:p>attack, decay, sustain, release</text:p>
          </table:table-cell>
          <table:table-cell table:style-name="ce11"/>
          <table:table-cell table:style-name="ce67" table:number-columns-repeated="16328"/>
        </table:table-row>
        <table:table-row table:style-name="ro4">
          <table:table-cell table:style-name="ce3" office:value-type="string" calcext:value-type="string" table:number-columns-spanned="1" table:number-rows-spanned="2">
            <text:p>Akai MPC / Force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XPM / XPJ (read) / XTY (read)</text:p>
          </table:table-cell>
          <table:table-cell table:style-name="ce73" table:number-columns-spanned="1" table:number-rows-spanned="2"/>
          <table:table-cell table:style-name="ce15" office:value-type="string" calcext:value-type="string" table:number-columns-spanned="1" table:number-rows-spanned="2">
            <text:p>TODO XPJ v3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8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Layer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wNote / HighNote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VelStart / VelEnd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SliceStart</text:p>
          </table:table-cell>
          <table:table-cell table:style-name="ce11" office:value-type="string" calcext:value-type="string" table:number-columns-spanned="1" table:number-rows-spanned="2">
            <text:p>SliceEnd</text:p>
          </table:table-cell>
          <table:table-cell table:style-name="ce11" office:value-type="string" calcext:value-type="string" table:number-columns-spanned="1" table:number-rows-spanned="2">
            <text:p>TuneFine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SliceLoop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ZonePlay</text:p>
          </table:table-cell>
          <table:table-cell table:style-name="ce11" office:value-type="string" calcext:value-type="string" table:number-columns-spanned="1" table:number-rows-spanned="2">
            <text:p>TriggerMode (attack, release)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SliceLoop</text:p>
          </table:table-cell>
          <table:table-cell table:style-name="ce11" office:value-type="string" calcext:value-type="string" table:number-columns-spanned="1" table:number-rows-spanned="2">
            <text:p>SliceLoopStart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SliceLoopCrossFadeLength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VolumeAttack, VolumeHold, VolumeDecay,</text:p>
            <text:p>VolumeSustain, VolumeRelease</text:p>
          </table:table-cell>
          <table:table-cell table:style-name="ce11" office:value-type="string" calcext:value-type="string" table:number-columns-spanned="1" table:number-rows-spanned="2">
            <text:p>VolumeAttackCurve, VolumeDecayCurve, VolumeReleaseCurve</text:p>
          </table:table-cell>
          <table:table-cell table:style-name="ce11" office:value-type="string" calcext:value-type="string" table:number-columns-spanned="1" table:number-rows-spanned="2">
            <text:p>VelocitySensitivity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KeygroupPitchBendRange</text:p>
          </table:table-cell>
          <table:table-cell table:style-name="ce5" office:value-type="string" calcext:value-type="string" table:number-columns-spanned="1" table:number-rows-spanned="2">
            <text:p>KeygroupPitchBendRange</text:p>
          </table:table-cell>
          <table:table-cell table:style-name="ce11" office:value-type="string" calcext:value-type="string" table:number-columns-spanned="1" table:number-rows-spanned="2">
            <text:p>PitchEnvAmount, PitchAttack, PitchHold, PitchDecay,</text:p>
            <text:p>PitchSustain, PitchRelease, PitchAttackCurve, PitchDecayCurve, PitchReleaseCurve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Lowpass, Highpass, Bandpass, Bandstop</text:p>
          </table:table-cell>
          <table:table-cell table:style-name="ce5" office:value-type="string" calcext:value-type="string" table:number-columns-spanned="1" table:number-rows-spanned="2">
            <text:p>1, 2, 4, 6, 8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FilterEnvAmt, FilterAttack,…</text:p>
          </table:table-cell>
          <table:table-cell table:style-name="ce11" office:value-type="string" calcext:value-type="string" table:number-columns-spanned="1" table:number-rows-spanned="2">
            <text:p>VelocityToFilter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2"/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8"/>
          <table:table-cell table:style-name="ce81"/>
          <table:table-cell table:style-name="ce18" table:number-columns-repeated="2"/>
          <table:table-cell table:style-name="ce81"/>
          <table:covered-table-cell table:number-columns-repeated="3" table:style-name="ce4"/>
          <table:table-cell table:style-name="ce18"/>
          <table:covered-table-cell table:style-name="ce4"/>
          <table:table-cell table:style-name="ce18"/>
          <table:covered-table-cell table:number-columns-repeated="3" table:style-name="ce4"/>
          <table:table-cell table:style-name="ce18"/>
          <table:covered-table-cell table:number-columns-repeated="5" table:style-name="ce4"/>
          <table:table-cell table:style-name="ce81"/>
          <table:table-cell table:style-name="ce5"/>
          <table:covered-table-cell table:number-columns-repeated="2" table:style-name="ce4"/>
          <table:table-cell table:style-name="ce18"/>
          <table:covered-table-cell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11"/>
          <table:covered-table-cell table:number-columns-repeated="6" table:style-name="ce4"/>
          <table:table-cell table:style-name="ce67" table:number-columns-repeated="16328"/>
        </table:table-row>
        <table:table-row table:style-name="ro3">
          <table:table-cell table:style-name="ce3" office:value-type="string" calcext:value-type="string">
            <text:p>Akai S1000/S3000 Image</text:p>
            <text:p>Akai MESA (S3P)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>
            <text:p>ISO</text:p>
          </table:table-cell>
          <table:table-cell table:style-name="ce72" table:number-columns-repeated="2"/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72"/>
          <table:table-cell table:style-name="ce79" office:value-type="string" calcext:value-type="string">
            <text:p>Creation / modification date of file</text:p>
          </table:table-cell>
          <table:table-cell table:style-name="ce72" table:number-columns-repeated="2"/>
          <table:table-cell table:style-name="ce81"/>
          <table:table-cell table:style-name="ce18" table:number-columns-repeated="2"/>
          <table:table-cell table:style-name="ce81"/>
          <table:table-cell table:style-name="ce11"/>
          <table:table-cell table:style-name="ce11" office:value-type="string" calcext:value-type="string">
            <text:p>MIDI root note</text:p>
          </table:table-cell>
          <table:table-cell table:style-name="ce11" office:value-type="string" calcext:value-type="string">
            <text:p>low / high note</text:p>
          </table:table-cell>
          <table:table-cell table:style-name="ce72"/>
          <table:table-cell table:style-name="ce11" office:value-type="string" calcext:value-type="string">
            <text:p>low / high velocity</text:p>
          </table:table-cell>
          <table:table-cell table:style-name="ce72"/>
          <table:table-cell table:style-name="ce11" office:value-type="string" calcext:value-type="string">
            <text:p>Start</text:p>
          </table:table-cell>
          <table:table-cell table:style-name="ce11" office:value-type="string" calcext:value-type="string">
            <text:p>End</text:p>
          </table:table-cell>
          <table:table-cell table:style-name="ce11" office:value-type="string" calcext:value-type="string">
            <text:p>semitone-tune / fine tune</text:p>
          </table:table-cell>
          <table:table-cell table:style-name="ce11" office:value-type="string" calcext:value-type="string">
            <text:p>Keytracking</text:p>
          </table:table-cell>
          <table:table-cell table:style-name="ce72"/>
          <table:table-cell table:style-name="ce79" office:value-type="string" calcext:value-type="string">
            <text:p>(relative) gain</text:p>
          </table:table-cell>
          <table:table-cell table:style-name="ce11" office:value-type="string" calcext:value-type="string">
            <text:p>panning</text:p>
          </table:table-cell>
          <table:table-cell table:style-name="ce72"/>
          <table:table-cell table:style-name="ce18"/>
          <table:table-cell table:style-name="ce81"/>
          <table:table-cell table:style-name="ce11" office:value-type="string" calcext:value-type="string">
            <text:p>sustain loop</text:p>
          </table:table-cell>
          <table:table-cell table:style-name="ce17" office:value-type="string" calcext:value-type="string">
            <text:p>only forwards</text:p>
          </table:table-cell>
          <table:table-cell table:style-name="ce11" office:value-type="string" calcext:value-type="string">
            <text:p><text:span text:style-name="T3">end loop marker – </text:span>loop length</text:p>
          </table:table-cell>
          <table:table-cell table:style-name="ce11" office:value-type="string" calcext:value-type="string">
            <text:p>end loop marker</text:p>
          </table:table-cell>
          <table:table-cell table:style-name="ce17"/>
          <table:table-cell table:style-name="ce4"/>
          <table:table-cell table:style-name="ce17"/>
          <table:table-cell table:style-name="ce11" office:value-type="string" calcext:value-type="string">
            <text:p>attack, decay, sustain, release</text:p>
          </table:table-cell>
          <table:table-cell table:style-name="ce18"/>
          <table:table-cell table:style-name="ce11"/>
          <table:table-cell table:style-name="ce85"/>
          <table:table-cell table:style-name="ce11" table:number-columns-repeated="3"/>
          <table:table-cell table:style-name="ce11" office:value-type="string" calcext:value-type="string">
            <text:p>AUX: ADSR</text:p>
          </table:table-cell>
          <table:table-cell table:style-name="ce4"/>
          <table:table-cell table:style-name="ce79"/>
          <table:table-cell table:style-name="ce79" office:value-type="string" calcext:value-type="string">
            <text:p>Lowpass</text:p>
          </table:table-cell>
          <table:table-cell table:style-name="ce79" office:value-type="float" office:value="3" calcext:value-type="float">
            <text:p>3</text:p>
          </table:table-cell>
          <table:table-cell table:style-name="ce11" office:value-type="string" calcext:value-type="string">
            <text:p>frequency</text:p>
          </table:table-cell>
          <table:table-cell table:style-name="ce18"/>
          <table:table-cell table:style-name="ce11" office:value-type="string" calcext:value-type="string">
            <text:p>attack, decay, sustain, release</text:p>
          </table:table-cell>
          <table:table-cell table:style-name="ce11" office:value-type="string" calcext:value-type="string">
            <text:p>velocityToFil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DecentSampler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dspreset</text:p>
          </table:table-cell>
          <table:table-cell table:style-name="ce11" office:value-type="string" calcext:value-type="string" table:number-columns-spanned="1" table:number-rows-spanned="2">
            <text:p>dslibrary/dsbundle</text:p>
          </table:table-cell>
          <table:table-cell table:style-name="ce73" table:number-columns-spanned="1" table:number-rows-spanned="2"/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group</text:p>
          </table:table-cell>
          <table:table-cell table:style-name="ce18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Note / hiNote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loVel / hiVel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tuning</text:p>
          </table:table-cell>
          <table:table-cell table:style-name="ce11" office:value-type="string" calcext:value-type="string" table:number-columns-spanned="1" table:number-rows-spanned="2">
            <text:p>pitchKeyTrack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seqMode</text:p>
          </table:table-cell>
          <table:table-cell table:style-name="ce11" office:value-type="string" calcext:value-type="string" table:number-columns-spanned="1" table:number-rows-spanned="2">
            <text:p>trigger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loopEnabled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loopStart</text:p>
          </table:table-cell>
          <table:table-cell table:style-name="ce11" office:value-type="string" calcext:value-type="string" table:number-columns-spanned="1" table:number-rows-spanned="2">
            <text:p>loopEnd</text:p>
          </table:table-cell>
          <table:table-cell table:style-name="ce11" office:value-type="string" calcext:value-type="string" table:number-columns-spanned="1" table:number-rows-spanned="2">
            <text:p>loopCrossfade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11" office:value-type="string" calcext:value-type="string" table:number-columns-spanned="1" table:number-rows-spanned="2">
            <text:p>attackCurve, decayCurve, releaseCurve</text:p>
          </table:table-cell>
          <table:table-cell table:style-name="ce79" office:value-type="string" calcext:value-type="string" table:number-columns-spanned="1" table:number-rows-spanned="2">
            <text:p>ampVelTrack (group)</text:p>
          </table:table-cell>
          <table:table-cell table:style-name="ce4"/>
          <table:table-cell table:style-name="ce18"/>
          <table:table-cell table:style-name="ce18" office:value-type="string" calcext:value-type="string" table:number-columns-spanned="1" table:number-rows-spanned="2">
            <text:p>Global Plugin Setting</text:p>
          </table:table-cell>
          <table:table-cell table:style-name="ce18"/>
          <table:table-cell table:style-name="ce18" office:value-type="string" calcext:value-type="string" table:number-columns-spanned="1" table:number-rows-spanned="2">
            <text:p>Implemented but not working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frequency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18" office:value-type="string" calcext:value-type="string" table:number-columns-spanned="1" table:number-rows-spanned="2">
            <text:p>Implemented but not working</text:p>
          </table:table-cell>
          <table:table-cell table:style-name="ce18"/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covered-table-cell table:style-name="ce4"/>
          <table:table-cell table:style-name="ce72"/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1"/>
          <table:covered-table-cell table:style-name="ce4"/>
          <table:table-cell table:style-name="ce18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/>
          <table:covered-table-cell table:number-columns-repeated="4" table:style-name="ce4"/>
          <table:table-cell table:style-name="ce72"/>
          <table:covered-table-cell table:number-columns-repeated="4" table:style-name="ce4"/>
          <table:table-cell table:style-name="ce82"/>
          <table:covered-table-cell table:style-name="ce4"/>
          <table:table-cell table:style-name="ce72"/>
          <table:covered-table-cell table:number-columns-repeated="3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18"/>
          <table:covered-table-cell table:style-name="ce4"/>
          <table:table-cell table:style-name="ce18"/>
          <table:covered-table-cell table:style-name="ce4"/>
          <table:table-cell table:style-name="ce4"/>
          <table:table-cell table:style-name="ce17"/>
          <table:covered-table-cell table:number-columns-repeated="5" table:style-name="ce4"/>
          <table:table-cell table:style-name="ce18"/>
          <table:table-cell table:style-name="ce67" table:number-columns-repeated="16328"/>
        </table:table-row>
        <table:table-row table:style-name="ro4">
          <table:table-cell table:style-name="ce3" office:value-type="string" calcext:value-type="string" table:number-columns-spanned="1" table:number-rows-spanned="2">
            <text:p>Expert Sleepers disting EX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dex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8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77" office:value-type="string" calcext:value-type="string" table:number-columns-spanned="1" table:number-rows-spanned="2">
            <text:p>switch</text:p>
          </table:table-cell>
          <table:table-cell table:style-name="ce18"/>
          <table:table-cell table:style-name="ce77" office:value-type="string" calcext:value-type="string" table:number-columns-spanned="1" table:number-rows-spanned="2">
            <text:p>velocity index</text:p>
          </table:table-cell>
          <table:table-cell table:style-name="ce18" table:number-columns-repeated="3"/>
          <table:table-cell table:style-name="ce11" office:value-type="string" calcext:value-type="string" table:number-columns-spanned="1" table:number-rows-spanned="2">
            <text:p>octave + transpose + fine tune</text:p>
          </table:table-cell>
          <table:table-cell table:style-name="ce18" table:number-columns-repeated="2"/>
          <table:table-cell table:style-name="ce11" office:value-type="string" calcext:value-type="string" table:number-columns-spanned="1" table:number-rows-spanned="2">
            <text:p>gain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Round robin mode</text:p>
          </table:table-cell>
          <table:table-cell table:style-name="ce18"/>
          <table:table-cell table:style-name="ce81"/>
          <table:table-cell table:style-name="ce5" office:value-type="string" calcext:value-type="string" table:number-columns-spanned="1" table:number-rows-spanned="2">
            <text:p>SMPL-Chunk</text:p>
          </table:table-cell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18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18" table:number-columns-repeated="2"/>
          <table:table-cell table:style-name="ce4"/>
          <table:table-cell table:style-name="ce18" table:number-columns-repeated="4"/>
          <table:table-cell table:style-name="ce4"/>
          <table:table-cell table:style-name="ce18" table:number-columns-repeated="7"/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covered-table-cell table:style-name="ce4"/>
          <table:table-cell table:style-name="ce72"/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1"/>
          <table:table-cell table:style-name="ce18" table:number-columns-repeated="2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18"/>
          <table:table-cell table:style-name="ce72"/>
          <table:covered-table-cell table:style-name="ce4"/>
          <table:table-cell table:style-name="ce72"/>
          <table:covered-table-cell table:style-name="ce4"/>
          <table:table-cell table:style-name="ce18"/>
          <table:table-cell table:style-name="ce82"/>
          <table:covered-table-cell table:number-columns-repeated="4" table:style-name="ce4"/>
          <table:table-cell table:style-name="ce18"/>
          <table:table-cell table:style-name="ce4"/>
          <table:table-cell table:style-name="ce5"/>
          <table:covered-table-cell table:style-name="ce4"/>
          <table:table-cell table:style-name="ce18" table:number-columns-repeated="2"/>
          <table:table-cell table:style-name="ce4"/>
          <table:table-cell table:style-name="ce18" table:number-columns-repeated="4"/>
          <table:table-cell table:style-name="ce4"/>
          <table:table-cell table:style-name="ce18" table:number-columns-repeated="7"/>
          <table:table-cell table:style-name="ce67" table:number-columns-repeated="16328"/>
        </table:table-row>
        <table:table-row table:style-name="ro5">
          <table:table-cell table:style-name="ce3" office:value-type="string" calcext:value-type="string">
            <text:p>EXS24</text:p>
          </table:table-cell>
          <table:table-cell table:style-name="ce68" office:value-type="string" calcext:value-type="string">
            <text:p>Read</text:p>
            <text:p>Write</text:p>
          </table:table-cell>
          <table:table-cell table:style-name="ce11" office:value-type="string" calcext:value-type="string">
            <text:p>exs</text:p>
          </table:table-cell>
          <table:table-cell table:style-name="ce72" table:number-columns-repeated="2"/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11" office:value-type="string" calcext:value-type="string">
            <text:p>from filename/conf BEXT chunk: originator</text:p>
          </table:table-cell>
          <table:table-cell table:style-name="ce11" office:value-type="string" calcext:value-type="string">
            <text:p>BEXT chunk: originationDate/Time</text:p>
          </table:table-cell>
          <table:table-cell table:style-name="ce11" office:value-type="string" calcext:value-type="string">
            <text:p>BEXT chunk: description</text:p>
          </table:table-cell>
          <table:table-cell table:style-name="ce11" office:value-type="string" calcext:value-type="string">
            <text:p>from filename/conf BEXT chunk: originator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1" office:value-type="string" calcext:value-type="string">
            <text:p>group</text:p>
          </table:table-cell>
          <table:table-cell table:style-name="ce11" office:value-type="string" calcext:value-type="string">
            <text:p>name</text:p>
          </table:table-cell>
          <table:table-cell table:style-name="ce81"/>
          <table:table-cell table:style-name="ce11"/>
          <table:table-cell table:style-name="ce11" office:value-type="string" calcext:value-type="string">
            <text:p>key</text:p>
          </table:table-cell>
          <table:table-cell table:style-name="ce11" office:value-type="string" calcext:value-type="string">
            <text:p>keyLow / keyHigh</text:p>
          </table:table-cell>
          <table:table-cell table:style-name="ce72"/>
          <table:table-cell table:style-name="ce11" office:value-type="string" calcext:value-type="string">
            <text:p>velocityLow / velocityHigh</text:p>
          </table:table-cell>
          <table:table-cell table:style-name="ce72"/>
          <table:table-cell table:style-name="ce11" office:value-type="string" calcext:value-type="string">
            <text:p>sampleStart</text:p>
          </table:table-cell>
          <table:table-cell table:style-name="ce11" office:value-type="string" calcext:value-type="string">
            <text:p>sampleEnd</text:p>
          </table:table-cell>
          <table:table-cell table:style-name="ce11" office:value-type="string" calcext:value-type="string">
            <text:p>coarseTuning / fineTuning</text:p>
          </table:table-cell>
          <table:table-cell table:style-name="ce11" office:value-type="string" calcext:value-type="string">
            <text:p>pitch / oneshot</text:p>
          </table:table-cell>
          <table:table-cell table:style-name="ce11" office:value-type="string" calcext:value-type="string">
            <text:p>reverse</text:p>
          </table:table-cell>
          <table:table-cell table:style-name="ce11" office:value-type="string" calcext:value-type="string">
            <text:p>volumeAdjust</text:p>
          </table:table-cell>
          <table:table-cell table:style-name="ce11" office:value-type="string" calcext:value-type="string">
            <text:p>pan</text:p>
          </table:table-cell>
          <table:table-cell table:style-name="ce11" office:value-type="string" calcext:value-type="string">
            <text:p>roundRobinGroupPos / enableByRoundRobin</text:p>
          </table:table-cell>
          <table:table-cell table:style-name="ce11" office:value-type="string" calcext:value-type="string">
            <text:p>releaseTrigger</text:p>
          </table:table-cell>
          <table:table-cell table:style-name="ce82"/>
          <table:table-cell table:style-name="ce11" office:value-type="string" calcext:value-type="string">
            <text:p>loopOn</text:p>
          </table:table-cell>
          <table:table-cell table:style-name="ce11" office:value-type="string" calcext:value-type="string">
            <text:p>loopDirection</text:p>
          </table:table-cell>
          <table:table-cell table:style-name="ce11" office:value-type="string" calcext:value-type="string">
            <text:p>loopStart</text:p>
          </table:table-cell>
          <table:table-cell table:style-name="ce11" office:value-type="string" calcext:value-type="string">
            <text:p>loopEnd</text:p>
          </table:table-cell>
          <table:table-cell table:style-name="ce11" office:value-type="string" calcext:value-type="string">
            <text:p>loopCrossfade</text:p>
          </table:table-cell>
          <table:table-cell table:style-name="ce4"/>
          <table:table-cell table:style-name="ce11"/>
          <table:table-cell table:style-name="ce11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18"/>
          <table:table-cell table:style-name="ce11" office:value-type="string" calcext:value-type="string">
            <text:p>Envelope 1 Velocity Sensitivity</text:p>
          </table:table-cell>
          <table:table-cell table:style-name="ce87"/>
          <table:table-cell table:style-name="ce79"/>
          <table:table-cell table:style-name="ce11" office:value-type="string" calcext:value-type="string">
            <text:p>PARAM_PITCH_BEND_UP</text:p>
          </table:table-cell>
          <table:table-cell table:style-name="ce11" office:value-type="string" calcext:value-type="string">
            <text:p>PARAM_PITCH_BEND_DOWN</text:p>
          </table:table-cell>
          <table:table-cell table:style-name="ce72"/>
          <table:table-cell table:style-name="ce87"/>
          <table:table-cell table:style-name="ce11" office:value-type="string" calcext:value-type="string">
            <text:p>PARAM_FILTER1_TOGGLE</text:p>
          </table:table-cell>
          <table:table-cell table:style-name="ce11" office:value-type="string" calcext:value-type="string">
            <text:p>PARAM_FILTER1_TYPE</text:p>
          </table:table-cell>
          <table:table-cell table:number-columns-repeated="2" table:style-name="ce11" office:value-type="string" calcext:value-type="string">
            <text:p>PARAM_FILTER1_CUTOFF</text:p>
          </table:table-cell>
          <table:table-cell table:style-name="ce11" office:value-type="string" calcext:value-type="string">
            <text:p>PARAM_FILTER1_RESO</text:p>
          </table:table-cell>
          <table:table-cell table:style-name="ce11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18"/>
          <table:table-cell table:style-name="ce67" table:number-columns-repeated="16328"/>
        </table:table-row>
        <table:table-row table:style-name="ro1">
          <table:table-cell table:style-name="ce3" office:value-type="string" calcext:value-type="string" table:number-columns-spanned="1" table:number-rows-spanned="2">
            <text:p>Korgmultisample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korgmultisample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11" office:value-type="string" calcext:value-type="string" table:number-columns-spanned="1" table:number-rows-spanned="2">
            <text:p>Category</text:p>
          </table:table-cell>
          <table:table-cell table:style-name="ce11" office:value-type="string" calcext:value-type="string" table:number-columns-spanned="1" table:number-rows-spanned="2">
            <text:p>Author</text:p>
          </table:table-cell>
          <table:table-cell table:style-name="ce11" office:value-type="string" calcext:value-type="string" table:number-columns-spanned="1" table:number-rows-spanned="2">
            <text:p>Time of storage</text:p>
          </table:table-cell>
          <table:table-cell table:style-name="ce11" office:value-type="string" calcext:value-type="string" table:number-columns-spanned="1" table:number-rows-spanned="2">
            <text:p>Notes</text:p>
          </table:table-cell>
          <table:table-cell table:style-name="ce18"/>
          <table:table-cell table:style-name="ce81"/>
          <table:table-cell table:style-name="ce18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Original Key</text:p>
          </table:table-cell>
          <table:table-cell table:style-name="ce5" office:value-type="string" calcext:value-type="string" table:number-columns-spanned="1" table:number-rows-spanned="2">
            <text:p>Bottom / Top Key</text:p>
          </table:table-cell>
          <table:table-cell table:style-name="ce18" table:number-columns-repeated="3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7" office:value-type="string" calcext:value-type="string" table:number-columns-spanned="1" table:number-rows-spanned="2">
            <text:p>One-Shot</text:p>
          </table:table-cell>
          <table:table-cell table:style-name="ce18"/>
          <table:table-cell table:style-name="ce5" office:value-type="string" calcext:value-type="string">
            <text:p>Level LR / Boost</text:p>
          </table:table-cell>
          <table:table-cell table:style-name="ce18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One-Shot (off)</text:p>
          </table:table-cell>
          <table:table-cell table:style-name="ce18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18" table:number-columns-repeated="2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8" table:number-columns-repeated="2"/>
          <table:table-cell table:style-name="ce4"/>
          <table:table-cell table:style-name="ce18" table:number-columns-repeated="4"/>
          <table:table-cell table:style-name="ce4"/>
          <table:table-cell table:style-name="ce18" table:number-columns-repeated="7"/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covered-table-cell table:number-columns-repeated="5" table:style-name="ce4"/>
          <table:table-cell table:style-name="ce18"/>
          <table:table-cell table:style-name="ce81"/>
          <table:table-cell table:style-name="ce18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18" table:number-columns-repeated="3"/>
          <table:covered-table-cell table:number-columns-repeated="4" table:style-name="ce4"/>
          <table:table-cell table:style-name="ce18"/>
          <table:table-cell table:style-name="ce5" office:value-type="string" calcext:value-type="string">
            <text:p>Level LR</text:p>
          </table:table-cell>
          <table:table-cell table:style-name="ce18" table:number-columns-repeated="3"/>
          <table:table-cell table:style-name="ce81"/>
          <table:covered-table-cell table:style-name="ce4"/>
          <table:table-cell table:style-name="ce18"/>
          <table:covered-table-cell table:style-name="ce4"/>
          <table:table-cell table:style-name="ce18" table:number-columns-repeated="2"/>
          <table:table-cell table:style-name="ce4"/>
          <table:table-cell table:style-name="ce18" table:number-columns-repeated="4"/>
          <table:table-cell table:style-name="ce4"/>
          <table:table-cell table:style-name="ce18" table:number-columns-repeated="4"/>
          <table:table-cell table:style-name="ce4"/>
          <table:table-cell table:style-name="ce18" table:number-columns-repeated="7"/>
          <table:table-cell table:style-name="ce67" table:number-columns-repeated="16328"/>
        </table:table-row>
        <table:table-row table:style-name="ro1">
          <table:table-cell table:style-name="ce3" office:value-type="string" calcext:value-type="string" table:number-columns-spanned="1" table:number-rows-spanned="2">
            <text:p>Korg KMP/KSF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KMP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 table:number-columns-repeated="4"/>
          <table:table-cell table:style-name="ce18"/>
          <table:table-cell table:style-name="ce81"/>
          <table:table-cell table:style-name="ce18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Original Key</text:p>
          </table:table-cell>
          <table:table-cell table:style-name="ce5" office:value-type="string" calcext:value-type="string" table:number-columns-spanned="1" table:number-rows-spanned="2">
            <text:p>Top Key</text:p>
          </table:table-cell>
          <table:table-cell table:style-name="ce18" table:number-columns-repeated="3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8"/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7" office:value-type="string" calcext:value-type="string" table:number-columns-spanned="1" table:number-rows-spanned="2">
            <text:p>On/off</text:p>
          </table:table-cell>
          <table:table-cell table:style-name="ce5" office:value-type="string" calcext:value-type="string" table:number-columns-spanned="1" table:number-rows-spanned="2">
            <text:p>reverse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18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On/off</text:p>
          </table:table-cell>
          <table:table-cell table:style-name="ce18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18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8" table:number-columns-repeated="2"/>
          <table:table-cell table:style-name="ce4"/>
          <table:table-cell table:style-name="ce18" table:number-columns-repeated="4"/>
          <table:table-cell table:style-name="ce4"/>
          <table:table-cell table:style-name="ce18" table:number-columns-repeated="7"/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 table:number-columns-repeated="4"/>
          <table:table-cell table:style-name="ce18"/>
          <table:table-cell table:style-name="ce81"/>
          <table:table-cell table:style-name="ce18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18" table:number-columns-repeated="3"/>
          <table:covered-table-cell table:style-name="ce4"/>
          <table:table-cell table:style-name="ce18"/>
          <table:covered-table-cell table:number-columns-repeated="4" table:style-name="ce4"/>
          <table:table-cell table:style-name="ce18" table:number-columns-repeated="3"/>
          <table:table-cell table:style-name="ce81"/>
          <table:covered-table-cell table:style-name="ce4"/>
          <table:table-cell table:style-name="ce18"/>
          <table:covered-table-cell table:number-columns-repeated="2" table:style-name="ce4"/>
          <table:table-cell table:style-name="ce18"/>
          <table:table-cell table:style-name="ce4"/>
          <table:table-cell table:style-name="ce18" table:number-columns-repeated="4"/>
          <table:table-cell table:style-name="ce4"/>
          <table:table-cell table:style-name="ce18" table:number-columns-repeated="4"/>
          <table:table-cell table:style-name="ce4"/>
          <table:table-cell table:style-name="ce18" table:number-columns-repeated="7"/>
          <table:table-cell table:style-name="ce67" table:number-columns-repeated="16328"/>
        </table:table-row>
        <table:table-row table:style-name="ro1">
          <table:table-cell table:style-name="ce3" office:value-type="string" calcext:value-type="string" table:number-columns-spanned="1" table:number-rows-spanned="2">
            <text:p><text:span text:style-name="T1">Native Instruments </text:span>Kontakt 1-4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NKI</text:p>
          </table:table-cell>
          <table:table-cell table:style-name="ce73" table:number-columns-spanned="1" table:number-rows-spanned="2"/>
          <table:table-cell table:style-name="ce5" office:value-type="string" calcext:value-type="string">
            <text:p>NKM</text:p>
          </table:table-cell>
          <table:table-cell table:style-name="ce4"/>
          <table:table-cell table:style-name="ce17" office:value-type="string" calcext:value-type="string">
            <text:p>Only Kontakt 2-4</text:p>
          </table:table-cell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icon / soundinfo</text:p>
          </table:table-cell>
          <table:table-cell table:style-name="ce5" office:value-type="string" calcext:value-type="string">
            <text:p>author / soundinfo</text:p>
          </table:table-cell>
          <table:table-cell table:style-name="ce5" office:value-type="string" calcext:value-type="string">
            <text:p>header: creation (also K1)</text:p>
          </table:table-cell>
          <table:table-cell table:style-name="ce5" office:value-type="string" calcext:value-type="string">
            <text:p>instrumentCredits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group name</text:p>
          </table:table-cell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rootKey</text:p>
          </table:table-cell>
          <table:table-cell table:style-name="ce5" office:value-type="string" calcext:value-type="string" table:number-columns-spanned="1" table:number-rows-spanned="2">
            <text:p>lowKey / highKey</text:p>
          </table:table-cell>
          <table:table-cell table:style-name="ce5" office:value-type="string" calcext:value-type="string" table:number-columns-spanned="1" table:number-rows-spanned="2">
            <text:p>fadeLow / fadeHigh</text:p>
          </table:table-cell>
          <table:table-cell table:style-name="ce5" office:value-type="string" calcext:value-type="string" table:number-columns-spanned="1" table:number-rows-spanned="2">
            <text:p>lowVelocity / highVelocity</text:p>
          </table:table-cell>
          <table:table-cell table:style-name="ce5" office:value-type="string" calcext:value-type="string" table:number-columns-spanned="1" table:number-rows-spanned="2">
            <text:p>fadeLowVel / fadeHighVel</text:p>
          </table:table-cell>
          <table:table-cell table:style-name="ce5" office:value-type="string" calcext:value-type="string" table:number-columns-spanned="1" table:number-rows-spanned="2">
            <text:p>sampleStart</text:p>
          </table:table-cell>
          <table:table-cell table:style-name="ce5" office:value-type="string" calcext:value-type="string" table:number-columns-spanned="1" table:number-rows-spanned="2">
            <text:p>sampleEnd</text:p>
          </table:table-cell>
          <table:table-cell table:style-name="ce5" office:value-type="string" calcext:value-type="string" table:number-columns-spanned="1" table:number-rows-spanned="2">
            <text:p>zoneTune / groupTune / progTune</text:p>
          </table:table-cell>
          <table:table-cell table:style-name="ce5" office:value-type="string" calcext:value-type="string" table:number-columns-spanned="1" table:number-rows-spanned="2">
            <text:p>keyTracking</text:p>
          </table:table-cell>
          <table:table-cell table:style-name="ce5" office:value-type="string" calcext:value-type="string" table:number-columns-spanned="1" table:number-rows-spanned="2">
            <text:p>reverse</text:p>
          </table:table-cell>
          <table:table-cell table:style-name="ce5" office:value-type="string" calcext:value-type="string" table:number-columns-spanned="1" table:number-rows-spanned="2">
            <text:p>zoneVol / groupVol / progVol</text:p>
          </table:table-cell>
          <table:table-cell table:style-name="ce5" office:value-type="string" calcext:value-type="string" table:number-columns-spanned="1" table:number-rows-spanned="2">
            <text:p>zonePan / groupPan / progPan</text:p>
          </table:table-cell>
          <table:table-cell table:style-name="ce18" office:value-type="string" calcext:value-type="string" table:number-columns-spanned="1" table:number-rows-spanned="2">
            <text:p>GroupStart</text:p>
          </table:table-cell>
          <table:table-cell table:style-name="ce5" office:value-type="string" calcext:value-type="string" table:number-columns-spanned="1" table:number-rows-spanned="2">
            <text:p>releaseTrigger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Loop Mode</text:p>
          </table:table-cell>
          <table:table-cell table:style-name="ce5" office:value-type="string" calcext:value-type="string" table:number-columns-spanned="1" table:number-rows-spanned="2">
            <text:p>Loop Mode</text:p>
          </table:table-cell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Length</text:p>
          </table:table-cell>
          <table:table-cell table:style-name="ce5" office:value-type="string" calcext:value-type="string" table:number-columns-spanned="1" table:number-rows-spanned="2">
            <text:p>XfadeLength</text:p>
          </table:table-cell>
          <table:table-cell table:style-name="ce4"/>
          <table:table-cell table:style-name="ce5" office:value-type="string" calcext:value-type="string" table:number-columns-spanned="1" table:number-rows-spanned="2">
            <text:p>IntMod : target = volume</text:p>
          </table:table-cell>
          <table:table-cell table:style-name="ce5" office:value-type="string" calcext:value-type="string" table:number-columns-spanned="1" table:number-rows-spanned="2">
            <text:p>attack, hold, decay, sustain,</text:p>
            <text:p>release</text:p>
          </table:table-cell>
          <table:table-cell table:style-name="ce77" office:value-type="string" calcext:value-type="string" table:number-columns-spanned="1" table:number-rows-spanned="2">
            <text:p>atkCurving</text:p>
          </table:table-cell>
          <table:table-cell table:style-name="ce5" office:value-type="string" calcext:value-type="string" table:number-columns-spanned="1" table:number-rows-spanned="2">
            <text:p>Amplitude Velocity Intensity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11" office:value-type="string" calcext:value-type="string" table:number-columns-spanned="1" table:number-rows-spanned="2">
            <text:p>IntMod : target = pitch</text:p>
            <text:p>atkCurving, attack, hold, decay, sustain, release</text:p>
          </table:table-cell>
          <table:table-cell table:style-name="ce4"/>
          <table:table-cell table:style-name="ce79" office:value-type="string" calcext:value-type="string" table:number-columns-spanned="1" table:number-rows-spanned="2">
            <text:p>only Kontakt 1 Format</text:p>
          </table:table-cell>
          <table:table-cell table:style-name="ce77" office:value-type="string" calcext:value-type="string" table:number-columns-spanned="1" table:number-rows-spanned="2">
            <text:p>type: lp2pole</text:p>
          </table:table-cell>
          <table:table-cell table:style-name="ce77" office:value-type="string" calcext:value-type="string" table:number-columns-spanned="1" table:number-rows-spanned="2">
            <text:p>(type)</text:p>
          </table:table-cell>
          <table:table-cell table:style-name="ce77" office:value-type="string" calcext:value-type="string" table:number-columns-spanned="1" table:number-rows-spanned="2">
            <text:p>cutoff</text:p>
          </table:table-cell>
          <table:table-cell table:style-name="ce77" office:value-type="string" calcext:value-type="string" table:number-columns-spanned="1" table:number-rows-spanned="2">
            <text:p>resonance</text:p>
          </table:table-cell>
          <table:table-cell table:style-name="ce77" office:value-type="string" calcext:value-type="string" table:number-columns-spanned="1" table:number-rows-spanned="2">
            <text:p>IntMod : target = filtercutoff</text:p>
            <text:p>attack, hold, decay, sustain,</text:p>
            <text:p>Release</text:p>
          </table:table-cell>
          <table:table-cell table:style-name="ce5" office:value-type="string" calcext:value-type="string" table:number-columns-spanned="1" table:number-rows-spanned="2">
            <text:p>Filter Cutoff Velocity Intensity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 Kontakt 1</text:p>
          </table:table-cell>
          <table:covered-table-cell table:number-columns-repeated="2" table:style-name="ce4"/>
          <table:table-cell table:style-name="ce15" office:value-type="string" calcext:value-type="string">
            <text:p>TODO NKM</text:p>
          </table:table-cell>
          <table:table-cell table:style-name="ce4"/>
          <table:table-cell table:style-name="ce17" office:value-type="string" calcext:value-type="string">
            <text:p>Only Kontakt 2-4</text:p>
          </table:table-cell>
          <table:table-cell table:style-name="ce5" office:value-type="string" calcext:value-type="string">
            <text:p>Name</text:p>
          </table:table-cell>
          <table:table-cell table:style-name="ce72"/>
          <table:table-cell table:style-name="ce18"/>
          <table:table-cell table:style-name="ce5" office:value-type="string" calcext:value-type="string">
            <text:p>header: creation (also K1)</text:p>
          </table:table-cell>
          <table:table-cell table:style-name="ce18" table:number-columns-repeated="2"/>
          <table:table-cell table:style-name="ce81"/>
          <table:table-cell table:style-name="ce5"/>
          <table:covered-table-cell table:style-name="ce4"/>
          <table:table-cell table:style-name="ce81"/>
          <table:table-cell table:style-name="ce5"/>
          <table:covered-table-cell table:number-columns-repeated="14" table:style-name="ce4"/>
          <table:table-cell table:style-name="ce81"/>
          <table:covered-table-cell table:number-columns-repeated="5" table:style-name="ce4"/>
          <table:table-cell table:style-name="ce4"/>
          <table:covered-table-cell table:number-columns-repeated="4" table:style-name="ce4"/>
          <table:table-cell table:style-name="ce4"/>
          <table:table-cell table:style-name="ce17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8"/>
        </table:table-row>
        <table:table-row table:style-name="ro6">
          <table:table-cell table:style-name="ce3" office:value-type="string" calcext:value-type="string">
            <text:p><text:span text:style-name="T1">Native Instruments </text:span>Kontakt 4.2-7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>
            <text:p>NKI</text:p>
          </table:table-cell>
          <table:table-cell table:style-name="ce72"/>
          <table:table-cell table:style-name="ce5" office:value-type="string" calcext:value-type="string">
            <text:p>NKM</text:p>
          </table:table-cell>
          <table:table-cell table:style-name="ce4"/>
          <table:table-cell table:style-name="ce5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icon / soundinfo</text:p>
          </table:table-cell>
          <table:table-cell table:style-name="ce5" office:value-type="string" calcext:value-type="string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5" office:value-type="string" calcext:value-type="string">
            <text:p>instrumentCredits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/>
          <table:table-cell table:style-name="ce5" office:value-type="string" calcext:value-type="string">
            <text:p>group name</text:p>
          </table:table-cell>
          <table:table-cell table:style-name="ce81"/>
          <table:table-cell table:style-name="ce5"/>
          <table:table-cell table:style-name="ce5" office:value-type="string" calcext:value-type="string">
            <text:p>rootKey</text:p>
          </table:table-cell>
          <table:table-cell table:style-name="ce5" office:value-type="string" calcext:value-type="string">
            <text:p>lowKey / highKey</text:p>
          </table:table-cell>
          <table:table-cell table:style-name="ce5" office:value-type="string" calcext:value-type="string">
            <text:p>fadeLow / fadeHigh</text:p>
          </table:table-cell>
          <table:table-cell table:style-name="ce5" office:value-type="string" calcext:value-type="string">
            <text:p>lowVelocity / highVelocity</text:p>
          </table:table-cell>
          <table:table-cell table:style-name="ce5" office:value-type="string" calcext:value-type="string">
            <text:p>fadeLowVel / fadeHighVel</text:p>
          </table:table-cell>
          <table:table-cell table:style-name="ce5" office:value-type="string" calcext:value-type="string">
            <text:p>sampleStart</text:p>
          </table:table-cell>
          <table:table-cell table:style-name="ce5" office:value-type="string" calcext:value-type="string">
            <text:p>sampleEnd</text:p>
          </table:table-cell>
          <table:table-cell table:style-name="ce5" office:value-type="string" calcext:value-type="string">
            <text:p>zoneTune / groupTune / progTune</text:p>
          </table:table-cell>
          <table:table-cell table:style-name="ce17" office:value-type="string" calcext:value-type="string">
            <text:p>keyTracking (from group)</text:p>
          </table:table-cell>
          <table:table-cell table:style-name="ce17" office:value-type="string" calcext:value-type="string">
            <text:p>reverse (from group)</text:p>
          </table:table-cell>
          <table:table-cell table:style-name="ce5" office:value-type="string" calcext:value-type="string">
            <text:p>zoneVol / groupVol / progVol</text:p>
          </table:table-cell>
          <table:table-cell table:style-name="ce5" office:value-type="string" calcext:value-type="string">
            <text:p>zonePan / groupPan / progPan</text:p>
          </table:table-cell>
          <table:table-cell table:style-name="ce17" office:value-type="string" calcext:value-type="string">
            <text:p>trigger (from group)</text:p>
          </table:table-cell>
          <table:table-cell table:style-name="ce17" office:value-type="string" calcext:value-type="string">
            <text:p>releaseTrigger (from group)</text:p>
          </table:table-cell>
          <table:table-cell table:style-name="ce81"/>
          <table:table-cell table:number-columns-repeated="2" table:style-name="ce5" office:value-type="string" calcext:value-type="string">
            <text:p>Loop Mode</text:p>
          </table:table-cell>
          <table:table-cell table:style-name="ce5" office:value-type="string" calcext:value-type="string">
            <text:p>Loop Start</text:p>
          </table:table-cell>
          <table:table-cell table:style-name="ce5" office:value-type="string" calcext:value-type="string">
            <text:p>Loop Length</text:p>
          </table:table-cell>
          <table:table-cell table:style-name="ce5" office:value-type="string" calcext:value-type="string">
            <text:p>XfadeLength</text:p>
          </table:table-cell>
          <table:table-cell table:style-name="ce85"/>
          <table:table-cell table:style-name="ce5" office:value-type="string" calcext:value-type="string">
            <text:p>Internal Modulator: velocity to volume</text:p>
          </table:table-cell>
          <table:table-cell table:style-name="ce5" office:value-type="string" calcext:value-type="string">
            <text:p>attack, hold,</text:p>
            <text:p>decay, sustain, release</text:p>
          </table:table-cell>
          <table:table-cell table:style-name="ce17" office:value-type="string" calcext:value-type="string">
            <text:p>attack curve</text:p>
          </table:table-cell>
          <table:table-cell table:style-name="ce5" office:value-type="string" calcext:value-type="string">
            <text:p>Internal Modulator</text:p>
          </table:table-cell>
          <table:table-cell table:style-name="ce4"/>
          <table:table-cell table:style-name="ce5" office:value-type="string" calcext:value-type="string">
            <text:p>Internal Modulator</text:p>
          </table:table-cell>
          <table:table-cell table:style-name="ce17" office:value-type="string" calcext:value-type="string">
            <text:p>pitchbend to pitch</text:p>
          </table:table-cell>
          <table:table-cell table:style-name="ce17" office:value-type="string" calcext:value-type="string">
            <text:p>-pitchbend to pitch</text:p>
          </table:table-cell>
          <table:table-cell table:style-name="ce5" office:value-type="string" calcext:value-type="string">
            <text:p>attack curve, attack, hold,</text:p>
            <text:p>decay, sustain, release</text:p>
          </table:table-cell>
          <table:table-cell table:style-name="ce4"/>
          <table:table-cell table:style-name="ce79"/>
          <table:table-cell table:style-name="ce17" table:number-columns-repeated="2"/>
          <table:table-cell table:style-name="ce17" office:value-type="string" calcext:value-type="string">
            <text:p>TODO</text:p>
          </table:table-cell>
          <table:table-cell table:style-name="ce17" table:number-columns-repeated="2"/>
          <table:table-cell table:style-name="ce17" office:value-type="string" calcext:value-type="string">
            <text:p>TODO External/Internal Modulator</text:p>
          </table:table-cell>
          <table:table-cell table:style-name="ce67" table:number-columns-repeated="16328"/>
        </table:table-row>
        <table:table-row table:style-name="ro3">
          <table:table-cell table:style-name="ce3" office:value-type="string" calcext:value-type="string" table:number-columns-spanned="1" table:number-rows-spanned="2">
            <text:p><text:span text:style-name="T1">Native Instruments </text:span>Maschine 1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msnd</text:p>
          </table:table-cell>
          <table:table-cell table:style-name="ce72" table:number-columns-repeated="2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name / soundinfo</text:p>
          </table:table-cell>
          <table:table-cell table:style-name="ce11" office:value-type="string" calcext:value-type="string" table:number-columns-spanned="1" table:number-rows-spanned="2">
            <text:p>tags / soundinfo</text:p>
          </table:table-cell>
          <table:table-cell table:style-name="ce5" office:value-type="string" calcext:value-type="string" table:number-columns-spanned="1" table:number-rows-spanned="2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72" table:number-columns-repeated="2"/>
          <table:table-cell table:style-name="ce81"/>
          <table:table-cell table:style-name="ce72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Root Key</text:p>
          </table:table-cell>
          <table:table-cell table:style-name="ce5" office:value-type="string" calcext:value-type="string" table:number-columns-spanned="1" table:number-rows-spanned="2">
            <text:p>Key Lo / Key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Vel Lo / Vel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2"/>
          <table:table-cell table:style-name="ce77" office:value-type="string" calcext:value-type="string" table:number-columns-spanned="1" table:number-rows-spanned="2">
            <text:p>only globally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5" office:value-type="string" calcext:value-type="string" table:number-columns-spanned="1" table:number-rows-spanned="2">
            <text:p>Pan</text:p>
          </table:table-cell>
          <table:table-cell table:style-name="ce72" table:number-columns-repeated="2"/>
          <table:table-cell table:style-name="ce81"/>
          <table:table-cell table:style-name="ce5"/>
          <table:table-cell table:style-name="ce72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5" office:value-type="string" calcext:value-type="string" table:number-columns-spanned="1" table:number-rows-spanned="2">
            <text:p>Loop Xfade</text:p>
          </table:table-cell>
          <table:table-cell table:style-name="ce85"/>
          <table:table-cell table:style-name="ce5"/>
          <table:table-cell table:style-name="ce5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83"/>
          <table:table-cell table:style-name="ce5" office:value-type="string" calcext:value-type="string" table:number-columns-spanned="1" table:number-rows-spanned="2">
            <text:p>Velocity Destination Volume</text:p>
          </table:table-cell>
          <table:table-cell table:style-name="ce4"/>
          <table:table-cell table:style-name="ce5"/>
          <table:table-cell table:style-name="ce17" office:value-type="string" calcext:value-type="string">
            <text:p>Pitchbend (only 1.5+)</text:p>
          </table:table-cell>
          <table:table-cell table:style-name="ce17" office:value-type="string" calcext:value-type="string">
            <text:p>-Pitchbend (only 1.5+)</text:p>
          </table:table-cell>
          <table:table-cell table:style-name="ce5" office:value-type="string" calcext:value-type="string">
            <text:p>Modulation Envelope:</text:p>
            <text:p>Attack, Decay,</text:p>
            <text:p>Sustain, Releas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2, BP2, HP2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Modulation Attack Decay,</text:p>
            <text:p>Sustain, Release,</text:p>
            <text:p>Modulation To Cutoff</text:p>
          </table:table-cell>
          <table:table-cell table:style-name="ce5" office:value-type="string" calcext:value-type="string" table:number-columns-spanned="1" table:number-rows-spanned="2">
            <text:p>Velocity Destination Cutoff</text:p>
          </table:table-cell>
          <table:table-cell table:style-name="ce67" table:number-columns-repeated="16328"/>
        </table:table-row>
        <table:table-row table:style-name="ro7">
          <table:covered-table-cell table:style-name="ce5"/>
          <table:table-cell table:style-name="ce68" office:value-type="string" calcext:value-type="string">
            <text:p>Write</text:p>
          </table:table-cell>
          <table:covered-table-cell table:style-name="ce5"/>
          <table:table-cell table:style-name="ce72" table:number-columns-repeated="2"/>
          <table:table-cell table:style-name="ce4"/>
          <table:table-cell table:style-name="ce5"/>
          <table:covered-table-cell table:number-columns-repeated="3" table:style-name="ce5"/>
          <table:table-cell table:style-name="ce72" table:number-columns-repeated="3"/>
          <table:table-cell table:style-name="ce81"/>
          <table:table-cell table:style-name="ce72" table:number-columns-repeated="2"/>
          <table:table-cell table:style-name="ce81"/>
          <table:table-cell table:style-name="ce5"/>
          <table:covered-table-cell table:number-columns-repeated="2" table:style-name="ce5"/>
          <table:table-cell table:style-name="ce72"/>
          <table:covered-table-cell table:style-name="ce5"/>
          <table:table-cell table:style-name="ce72"/>
          <table:covered-table-cell table:number-columns-repeated="3" table:style-name="ce5"/>
          <table:table-cell table:style-name="ce72"/>
          <table:covered-table-cell table:number-columns-repeated="3" table:style-name="ce5"/>
          <table:table-cell table:style-name="ce72" table:number-columns-repeated="2"/>
          <table:table-cell table:style-name="ce81"/>
          <table:table-cell table:style-name="ce5"/>
          <table:table-cell table:style-name="ce72"/>
          <table:covered-table-cell table:number-columns-repeated="3" table:style-name="ce5"/>
          <table:table-cell table:style-name="ce85"/>
          <table:table-cell table:style-name="ce5"/>
          <table:covered-table-cell table:style-name="ce5"/>
          <table:table-cell table:style-name="ce83"/>
          <table:covered-table-cell table:style-name="ce5"/>
          <table:table-cell table:style-name="ce4"/>
          <table:table-cell table:style-name="ce17"/>
          <table:table-cell table:style-name="ce83" table:number-columns-repeated="2"/>
          <table:table-cell table:style-name="ce17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4"/>
          <table:covered-table-cell table:number-columns-repeated="7" table:style-name="ce5"/>
          <table:table-cell table:style-name="ce67" table:number-columns-repeated="16328"/>
        </table:table-row>
        <table:table-row table:style-name="ro8">
          <table:table-cell table:style-name="ce3" office:value-type="string" calcext:value-type="string" table:number-columns-spanned="1" table:number-rows-spanned="2">
            <text:p>Native Instruments Maschine 2 / 3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mxsnd</text:p>
          </table:table-cell>
          <table:table-cell table:style-name="ce72" table:number-columns-repeated="2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name / soundinfo</text:p>
          </table:table-cell>
          <table:table-cell table:style-name="ce11" office:value-type="string" calcext:value-type="string" table:number-columns-spanned="1" table:number-rows-spanned="2">
            <text:p>tags / soundinfo</text:p>
          </table:table-cell>
          <table:table-cell table:style-name="ce5" office:value-type="string" calcext:value-type="string" table:number-columns-spanned="1" table:number-rows-spanned="2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5" office:value-type="string" calcext:value-type="string" table:number-columns-spanned="1" table:number-rows-spanned="2">
            <text:p>description / soundinfo</text:p>
          </table:table-cell>
          <table:table-cell table:style-name="ce17"/>
          <table:table-cell table:style-name="ce81"/>
          <table:table-cell table:style-name="ce83"/>
          <table:table-cell table:style-name="ce72"/>
          <table:table-cell table:style-name="ce81"/>
          <table:table-cell table:style-name="ce5" table:number-columns-spanned="1" table:number-rows-spanned="2"/>
          <table:table-cell table:style-name="ce5" office:value-type="string" calcext:value-type="string" table:number-columns-spanned="1" table:number-rows-spanned="2">
            <text:p>Root Key</text:p>
          </table:table-cell>
          <table:table-cell table:style-name="ce5" office:value-type="string" calcext:value-type="string" table:number-columns-spanned="1" table:number-rows-spanned="2">
            <text:p>Key Lo / Key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Vel Lo / Vel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2"/>
          <table:table-cell table:style-name="ce77" office:value-type="string" calcext:value-type="string" table:number-columns-spanned="1" table:number-rows-spanned="2">
            <text:p>only globally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5" office:value-type="string" calcext:value-type="string" table:number-columns-spanned="1" table:number-rows-spanned="2">
            <text:p>Pan</text:p>
          </table:table-cell>
          <table:table-cell table:style-name="ce72" table:number-columns-repeated="2"/>
          <table:table-cell table:style-name="ce81"/>
          <table:table-cell table:style-name="ce84" table:number-columns-spanned="1" table:number-rows-spanned="2"/>
          <table:table-cell table:style-name="ce72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5" office:value-type="string" calcext:value-type="string" table:number-columns-spanned="1" table:number-rows-spanned="2">
            <text:p>Loop Xfade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83"/>
          <table:table-cell table:style-name="ce5" office:value-type="string" calcext:value-type="string" table:number-columns-spanned="1" table:number-rows-spanned="2">
            <text:p>Velocity Destination Volume</text:p>
          </table:table-cell>
          <table:table-cell table:style-name="ce4"/>
          <table:table-cell table:style-name="ce84" table:number-columns-spanned="1" table:number-rows-spanned="2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-Pitchbend</text:p>
          </table:table-cell>
          <table:table-cell table:style-name="ce5" office:value-type="string" calcext:value-type="string">
            <text:p>Modulation Envelope:</text:p>
            <text:p>Attack, Decay,</text:p>
            <text:p>Sustain, Releas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2, BP2, HP2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Modulation Attack Decay,</text:p>
            <text:p>Sustain, Release,</text:p>
            <text:p>Modulation To Cutoff</text:p>
          </table:table-cell>
          <table:table-cell table:style-name="ce5" office:value-type="string" calcext:value-type="string" table:number-columns-spanned="1" table:number-rows-spanned="2">
            <text:p>Velocity Destination Cutoff</text:p>
          </table:table-cell>
          <table:table-cell table:style-name="ce67" table:number-columns-repeated="16328"/>
        </table:table-row>
        <table:table-row table:style-name="ro9">
          <table:covered-table-cell table:style-name="ce5"/>
          <table:table-cell table:style-name="ce68" office:value-type="string" calcext:value-type="string">
            <text:p>Write</text:p>
          </table:table-cell>
          <table:covered-table-cell table:style-name="ce5"/>
          <table:table-cell table:style-name="ce72" table:number-columns-repeated="2"/>
          <table:table-cell table:style-name="ce4"/>
          <table:table-cell table:style-name="ce5"/>
          <table:covered-table-cell table:number-columns-repeated="3" table:style-name="ce5"/>
          <table:table-cell table:style-name="ce72"/>
          <table:covered-table-cell table:style-name="ce5"/>
          <table:table-cell table:style-name="ce72"/>
          <table:table-cell table:style-name="ce81"/>
          <table:table-cell table:style-name="ce72" table:number-columns-repeated="2"/>
          <table:table-cell table:style-name="ce81"/>
          <table:covered-table-cell table:number-columns-repeated="3" table:style-name="ce5"/>
          <table:table-cell table:style-name="ce72"/>
          <table:covered-table-cell table:style-name="ce5"/>
          <table:table-cell table:style-name="ce72"/>
          <table:covered-table-cell table:number-columns-repeated="3" table:style-name="ce5"/>
          <table:table-cell table:style-name="ce72"/>
          <table:covered-table-cell table:number-columns-repeated="3" table:style-name="ce5"/>
          <table:table-cell table:style-name="ce72" table:number-columns-repeated="2"/>
          <table:table-cell table:style-name="ce81"/>
          <table:covered-table-cell table:style-name="ce5"/>
          <table:table-cell table:style-name="ce72"/>
          <table:covered-table-cell table:number-columns-repeated="3" table:style-name="ce5"/>
          <table:table-cell table:style-name="ce4"/>
          <table:covered-table-cell table:number-columns-repeated="2" table:style-name="ce5"/>
          <table:table-cell table:style-name="ce72"/>
          <table:covered-table-cell table:style-name="ce5"/>
          <table:table-cell table:style-name="ce4"/>
          <table:covered-table-cell table:number-columns-repeated="3" table:style-name="ce5"/>
          <table:table-cell table:style-name="ce17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4"/>
          <table:covered-table-cell table:number-columns-repeated="7" table:style-name="ce5"/>
          <table:table-cell table:style-name="ce67" table:number-columns-repeated="16328"/>
        </table:table-row>
        <table:table-row table:style-name="ro10">
          <table:table-cell table:style-name="ce3" office:value-type="string" calcext:value-type="string" table:number-columns-spanned="1" table:number-rows-spanned="2">
            <text:p>Propellerhead Reason NN-XT (.sxt)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sxt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DESC: patch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AUTHOR: auth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AUTHOR: authorURL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79"/>
          <table:table-cell table:style-name="ce18"/>
          <table:table-cell table:style-name="ce81"/>
          <table:table-cell table:style-name="ce11" office:value-type="string" calcext:value-type="string" table:number-columns-spanned="1" table:number-rows-spanned="2">
            <text:p>Zone</text:p>
          </table:table-cell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keyRangeStart / keyRangeEnd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velocityRangeStart / <text:s/>velocityRangeEnd</text:p>
          </table:table-cell>
          <table:table-cell table:style-name="ce11" office:value-type="string" calcext:value-type="string" table:number-columns-spanned="1" table:number-rows-spanned="2">
            <text:p>velocityFadeIn / velocityFadeOut</text:p>
          </table:table-cell>
          <table:table-cell table:style-name="ce11" office:value-type="string" calcext:value-type="string" table:number-columns-spanned="1" table:number-rows-spanned="2">
            <text:p>sampleStart</text:p>
          </table:table-cell>
          <table:table-cell table:style-name="ce11" office:value-type="string" calcext:value-type="string" table:number-columns-spanned="1" table:number-rows-spanned="2">
            <text:p>sampleEnd</text:p>
          </table:table-cell>
          <table:table-cell table:style-name="ce11" office:value-type="string" calcext:value-type="string" table:number-columns-spanned="1" table:number-rows-spanned="2">
            <text:p>sampleTune / octave / semitone / cent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playMode</text:p>
          </table:table-cell>
          <table:table-cell table:style-name="ce11" office:value-type="string" calcext:value-type="string" table:number-columns-spanned="1" table:number-rows-spanned="2">
            <text:p>ampEnvGain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alternateMode</text:p>
          </table:table-cell>
          <table:table-cell table:style-name="ce18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playMode</text:p>
          </table:table-cell>
          <table:table-cell table:style-name="ce11" office:value-type="string" calcext:value-type="string" table:number-columns-spanned="1" table:number-rows-spanned="2">
            <text:p>sampleLoopStart</text:p>
          </table:table-cell>
          <table:table-cell table:style-name="ce11" office:value-type="string" calcext:value-type="string" table:number-columns-spanned="1" table:number-rows-spanned="2">
            <text:p>sampleLoopEnd</text:p>
          </table:table-cell>
          <table:table-cell table:style-name="ce18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mpEnvDelayIsOff, ampEnvDelay, ampEnvAttackIsOff,</text:p>
            <text:p>ampEnvAttack, ampEnvHoldIsOff, ampEnvHold,</text:p>
            <text:p>AmpEnvDecay, ampEnvSustain, ampEnvRelease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VelocityToAmpGain</text:p>
          </table:table-cell>
          <table:table-cell table:style-name="ce4"/>
          <table:table-cell table:style-name="ce5"/>
          <table:table-cell table:style-name="ce77" office:value-type="string" calcext:value-type="string" table:number-columns-spanned="1" table:number-rows-spanned="2">
            <text:p>pitchWheelRange</text:p>
          </table:table-cell>
          <table:table-cell table:style-name="ce77" office:value-type="string" calcext:value-type="string" table:number-columns-spanned="1" table:number-rows-spanned="2">
            <text:p>pitchWheelRange</text:p>
          </table:table-cell>
          <table:table-cell table:style-name="ce11" office:value-type="string" calcext:value-type="string" table:number-columns-spanned="1" table:number-rows-spanned="2">
            <text:p>modEnvToPitch, modEnvDelayIsOff, modEnvDelay,</text:p>
            <text:p>modEnvAttackIsOff, modEnvAttack, modEnvHoldIsOff,</text:p>
            <text:p>modEnvHold, modEnvDecay, modEnvSustain</text:p>
          </table:table-cell>
          <table:table-cell table:style-name="ce4"/>
          <table:table-cell table:style-name="ce11" office:value-type="string" calcext:value-type="string" table:number-columns-spanned="1" table:number-rows-spanned="2">
            <text:p>filterIsOn</text:p>
          </table:table-cell>
          <table:table-cell table:style-name="ce5" office:value-type="string" calcext:value-type="string" table:number-columns-spanned="1" table:number-rows-spanned="2">
            <text:p>FilterType: Lowpass, Highpass, Bandpass, Notch</text:p>
          </table:table-cell>
          <table:table-cell table:style-name="ce11" office:value-type="string" calcext:value-type="string" table:number-columns-spanned="1" table:number-rows-spanned="2">
            <text:p>LP: 1, 2, 4</text:p>
          </table:table-cell>
          <table:table-cell table:style-name="ce11" office:value-type="string" calcext:value-type="string" table:number-columns-spanned="1" table:number-rows-spanned="2">
            <text:p>filterFreq</text:p>
          </table:table-cell>
          <table:table-cell table:style-name="ce11" office:value-type="string" calcext:value-type="string" table:number-columns-spanned="1" table:number-rows-spanned="2">
            <text:p>filterResonance</text:p>
          </table:table-cell>
          <table:table-cell table:style-name="ce11" office:value-type="string" calcext:value-type="string" table:number-columns-spanned="1" table:number-rows-spanned="2">
            <text:p>modEnvToFilterFreq, modEnvDelayIsOff, modEnvDelay,</text:p>
            <text:p>modEnvAttackIsOff, modEnvAttack, modEnvHoldIsOff,</text:p>
            <text:p>modEnvHold, modEnvDecay, modEnvSustain</text:p>
          </table:table-cell>
          <table:table-cell table:style-name="ce11" office:value-type="string" calcext:value-type="string" table:number-columns-spanned="1" table:number-rows-spanned="2">
            <text:p>VelocityToFilterFreq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covered-table-cell table:style-name="ce4"/>
          <table:table-cell table:style-name="ce72"/>
          <table:covered-table-cell table:number-columns-repeated="3" table:style-name="ce4"/>
          <table:table-cell table:style-name="ce18"/>
          <table:table-cell table:style-name="ce81"/>
          <table:table-cell table:style-name="ce79"/>
          <table:table-cell table:style-name="ce18"/>
          <table:table-cell table:style-name="ce81"/>
          <table:covered-table-cell table:number-columns-repeated="3" table:style-name="ce4"/>
          <table:table-cell table:style-name="ce18"/>
          <table:covered-table-cell table:number-columns-repeated="5" table:style-name="ce4"/>
          <table:table-cell table:style-name="ce18"/>
          <table:covered-table-cell table:number-columns-repeated="4" table:style-name="ce4"/>
          <table:table-cell table:style-name="ce18"/>
          <table:table-cell table:style-name="ce81"/>
          <table:table-cell table:style-name="ce5"/>
          <table:covered-table-cell table:number-columns-repeated="3" table:style-name="ce4"/>
          <table:table-cell table:style-name="ce18"/>
          <table:table-cell table:style-name="ce4"/>
          <table:table-cell table:style-name="ce5"/>
          <table:covered-table-cell table:style-name="ce4"/>
          <table:table-cell table:style-name="ce18"/>
          <table:covered-table-cell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8"/>
        </table:table-row>
        <table:table-row table:style-name="ro10">
          <table:table-cell table:style-name="ce3" office:value-type="string" calcext:value-type="string" table:number-columns-spanned="1" table:number-rows-spanned="2">
            <text:p>Soundfont 2 (.sf2)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sf2</text:p>
          </table:table-cell>
          <table:table-cell table:style-name="ce5" office:value-type="string" calcext:value-type="string">
            <text:p>sf2</text:p>
          </table:table-cell>
          <table:table-cell table:style-name="ce72"/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Preset 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INFO: IENG</text:p>
          </table:table-cell>
          <table:table-cell table:style-name="ce11" office:value-type="string" calcext:value-type="string" table:number-columns-spanned="1" table:number-rows-spanned="2">
            <text:p>INFO: ICRD</text:p>
          </table:table-cell>
          <table:table-cell table:style-name="ce5" office:value-type="string" calcext:value-type="string" table:number-columns-spanned="1" table:number-rows-spanned="2">
            <text:p>INFO: ICOP / ICMT / ISFT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Instrument</text:p>
          </table:table-cell>
          <table:table-cell table:style-name="ce5" office:value-type="string" calcext:value-type="string" table:number-columns-spanned="1" table:number-rows-spanned="2">
            <text:p>Instrument Name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SHDR</text:p>
          </table:table-cell>
          <table:table-cell table:style-name="ce5" office:value-type="string" calcext:value-type="string" table:number-columns-spanned="1" table:number-rows-spanned="2">
            <text:p>byOriginalKey / Generator: <text:span text:style-name="T2">overridingRootKey</text:span></text:p>
          </table:table-cell>
          <table:table-cell table:style-name="ce5" office:value-type="string" calcext:value-type="string" table:number-columns-spanned="1" table:number-rows-spanned="2">
            <text:p>Generator: keyRange</text:p>
          </table:table-cell>
          <table:table-cell table:style-name="ce18"/>
          <table:table-cell table:style-name="ce5" office:value-type="string" calcext:value-type="string" table:number-columns-spanned="1" table:number-rows-spanned="2">
            <text:p>Generator: velRange</text:p>
          </table:table-cell>
          <table:table-cell table:style-name="ce18" table:number-columns-repeated="2"/>
          <table:table-cell table:style-name="ce5" office:value-type="string" calcext:value-type="string" table:number-columns-spanned="1" table:number-rows-spanned="2">
            <text:p>dwEnd – dwStart</text:p>
          </table:table-cell>
          <table:table-cell table:style-name="ce5" office:value-type="string" calcext:value-type="string" table:number-columns-spanned="1" table:number-rows-spanned="2">
            <text:p>chCorrection</text:p>
          </table:table-cell>
          <table:table-cell table:style-name="ce5" office:value-type="string" calcext:value-type="string" table:number-columns-spanned="1" table:number-rows-spanned="2">
            <text:p>Generator: scaleTune</text:p>
          </table:table-cell>
          <table:table-cell table:style-name="ce18" table:number-columns-repeated="2"/>
          <table:table-cell table:style-name="ce5" office:value-type="string" calcext:value-type="string" table:number-columns-spanned="1" table:number-rows-spanned="2">
            <text:p>Generator: Panorama</text:p>
          </table:table-cell>
          <table:table-cell table:style-name="ce18" table:number-columns-repeated="2"/>
          <table:table-cell table:style-name="ce81"/>
          <table:table-cell table:style-name="ce5" office:value-type="string" calcext:value-type="string" table:number-columns-spanned="1" table:number-rows-spanned="2">
            <text:p>SHDR</text:p>
          </table:table-cell>
          <table:table-cell table:style-name="ce77" office:value-type="string" calcext:value-type="string" table:number-columns-spanned="1" table:number-rows-spanned="2">
            <text:p>Generator: <text:span text:style-name="T2">sampleModes (only on/off)</text:span></text:p>
          </table:table-cell>
          <table:table-cell table:style-name="ce5" office:value-type="string" calcext:value-type="string" table:number-columns-spanned="1" table:number-rows-spanned="2">
            <text:p>dwStartloop</text:p>
          </table:table-cell>
          <table:table-cell table:style-name="ce5" office:value-type="string" calcext:value-type="string" table:number-columns-spanned="1" table:number-rows-spanned="2">
            <text:p>dwEndloop</text:p>
          </table:table-cell>
          <table:table-cell table:style-name="ce18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delayVolEnv, <text:span text:style-name="T2">attackVolEnv, holdVolEnv,</text:span></text:p>
            <text:p><text:span text:style-name="T2">DecayVolEnv, sustainVolEnv, releaseVolEnv</text:span></text:p>
          </table:table-cell>
          <table:table-cell table:style-name="ce18"/>
          <table:table-cell table:style-name="ce86"/>
          <table:table-cell table:style-name="ce85"/>
          <table:table-cell table:style-name="ce5"/>
          <table:table-cell table:style-name="ce5" office:value-type="string" calcext:value-type="string" table:number-columns-spanned="1" table:number-rows-spanned="2">
            <text:p>Pitch Bend Modulator to Fine Tune</text:p>
          </table:table-cell>
          <table:table-cell table:style-name="ce5" office:value-type="string" calcext:value-type="string" table:number-columns-spanned="1" table:number-rows-spanned="2">
            <text:p>Pitch Bend Modulator to Fine Tune</text:p>
          </table:table-cell>
          <table:table-cell table:style-name="ce11" office:value-type="string" calcext:value-type="string" table:number-columns-spanned="1" table:number-rows-spanned="2">
            <text:p>modEnvToPitch, delayModEnv,</text:p>
            <text:p><text:span text:style-name="T2">attackModEnv, holdModEnv, decayModEnv,</text:span></text:p>
            <text:p><text:span text:style-name="T2">sustainModEnv, releaseModEnv</text:span>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initialFilterFc</text:p>
          </table:table-cell>
          <table:table-cell table:style-name="ce5" office:value-type="string" calcext:value-type="string" table:number-columns-spanned="1" table:number-rows-spanned="2">
            <text:p>initialFilterQ</text:p>
          </table:table-cell>
          <table:table-cell table:style-name="ce11" office:value-type="string" calcext:value-type="string" table:number-columns-spanned="1" table:number-rows-spanned="2">
            <text:p>modEnvToFilterFc, delayModEnv,</text:p>
            <text:p><text:span text:style-name="T2">attackModEnv, holdModEnv, decayModEnv,</text:span></text:p>
            <text:p><text:span text:style-name="T2">sustainModEnv, releaseModEnv</text:span></text:p>
          </table:table-cell>
          <table:table-cell table:style-name="ce86"/>
          <table:table-cell table:style-name="ce67" table:number-columns-repeated="16328"/>
        </table:table-row>
        <table:table-row table:style-name="ro10">
          <table:covered-table-cell table:style-name="ce4"/>
          <table:table-cell table:style-name="ce68" office:value-type="string" calcext:value-type="string">
            <text:p>Write</text:p>
          </table:table-cell>
          <table:covered-table-cell table:style-name="ce4"/>
          <table:table-cell table:style-name="ce74" office:value-type="string" calcext:value-type="string">
            <text:p>TODO sf2</text:p>
          </table:table-cell>
          <table:table-cell table:style-name="ce72"/>
          <table:table-cell table:style-name="ce4"/>
          <table:table-cell table:style-name="ce5"/>
          <table:covered-table-cell table:style-name="ce4"/>
          <table:table-cell table:style-name="ce72"/>
          <table:covered-table-cell table:number-columns-repeated="3" table:style-name="ce4"/>
          <table:table-cell table:style-name="ce72"/>
          <table:table-cell table:style-name="ce81"/>
          <table:covered-table-cell table:number-columns-repeated="2" table:style-name="ce4"/>
          <table:table-cell table:style-name="ce81"/>
          <table:covered-table-cell table:number-columns-repeated="3" table:style-name="ce4"/>
          <table:table-cell table:style-name="ce18"/>
          <table:covered-table-cell table:style-name="ce4"/>
          <table:table-cell table:style-name="ce18" table:number-columns-repeated="2"/>
          <table:covered-table-cell table:number-columns-repeated="3" table:style-name="ce4"/>
          <table:table-cell table:style-name="ce18" table:number-columns-repeated="2"/>
          <table:covered-table-cell table:style-name="ce4"/>
          <table:table-cell table:style-name="ce18" table:number-columns-repeated="2"/>
          <table:table-cell table:style-name="ce81"/>
          <table:covered-table-cell table:number-columns-repeated="4" table:style-name="ce4"/>
          <table:table-cell table:style-name="ce18"/>
          <table:table-cell table:style-name="ce4"/>
          <table:table-cell table:style-name="ce5"/>
          <table:covered-table-cell table:style-name="ce4"/>
          <table:table-cell table:style-name="ce18"/>
          <table:table-cell table:style-name="ce86"/>
          <table:table-cell table:style-name="ce85"/>
          <table:table-cell table:style-name="ce5"/>
          <table:covered-table-cell table:number-columns-repeated="3" table:style-name="ce4"/>
          <table:table-cell table:style-name="ce4"/>
          <table:table-cell table:style-name="ce17"/>
          <table:covered-table-cell table:number-columns-repeated="5" table:style-name="ce4"/>
          <table:table-cell table:style-name="ce86"/>
          <table:table-cell table:style-name="ce67" table:number-columns-repeated="16328"/>
        </table:table-row>
        <table:table-row table:style-name="ro11">
          <table:table-cell table:style-name="ce3" office:value-type="string" calcext:value-type="string" table:number-columns-spanned="1" table:number-rows-spanned="2">
            <text:p>SFZ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sfz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global_label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group</text:p>
          </table:table-cell>
          <table:table-cell table:style-name="ce11" office:value-type="string" calcext:value-type="string" table:number-columns-spanned="1" table:number-rows-spanned="2">
            <text:p>group_label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Region</text:p>
          </table:table-cell>
          <table:table-cell table:style-name="ce11" office:value-type="string" calcext:value-type="string" table:number-columns-spanned="1" table:number-rows-spanned="2">
            <text:p>key / pitch_keycenter</text:p>
          </table:table-cell>
          <table:table-cell table:style-name="ce11" office:value-type="string" calcext:value-type="string" table:number-columns-spanned="1" table:number-rows-spanned="2">
            <text:p>lokey / hikey</text:p>
          </table:table-cell>
          <table:table-cell table:style-name="ce11" office:value-type="string" calcext:value-type="string" table:number-columns-spanned="1" table:number-rows-spanned="2">
            <text:p>xfin_lokey / xfin_hikey</text:p>
          </table:table-cell>
          <table:table-cell table:style-name="ce11" office:value-type="string" calcext:value-type="string" table:number-columns-spanned="1" table:number-rows-spanned="2">
            <text:p>lovel / hivel</text:p>
          </table:table-cell>
          <table:table-cell table:style-name="ce11" office:value-type="string" calcext:value-type="string" table:number-columns-spanned="1" table:number-rows-spanned="2">
            <text:p>xfout_lokey / xfout_hikey</text:p>
          </table:table-cell>
          <table:table-cell table:style-name="ce11" office:value-type="string" calcext:value-type="string" table:number-columns-spanned="1" table:number-rows-spanned="2">
            <text:p>offse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tune</text:p>
          </table:table-cell>
          <table:table-cell table:style-name="ce11" office:value-type="string" calcext:value-type="string" table:number-columns-spanned="1" table:number-rows-spanned="2">
            <text:p>pitch_keytrack</text:p>
          </table:table-cell>
          <table:table-cell table:style-name="ce11" office:value-type="string" calcext:value-type="string" table:number-columns-spanned="1" table:number-rows-spanned="2">
            <text:p>direction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seq_length / seq_position</text:p>
          </table:table-cell>
          <table:table-cell table:style-name="ce11" office:value-type="string" calcext:value-type="string" table:number-columns-spanned="1" table:number-rows-spanned="2">
            <text:p>trigger (except ‘release_key’)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Region</text:p>
          </table:table-cell>
          <table:table-cell table:style-name="ce11" office:value-type="string" calcext:value-type="string" table:number-columns-spanned="1" table:number-rows-spanned="2">
            <text:p>loop_mode / loop_type</text:p>
          </table:table-cell>
          <table:table-cell table:style-name="ce11" office:value-type="string" calcext:value-type="string" table:number-columns-spanned="1" table:number-rows-spanned="2">
            <text:p>loop_start / loopstart</text:p>
          </table:table-cell>
          <table:table-cell table:style-name="ce11" office:value-type="string" calcext:value-type="string" table:number-columns-spanned="1" table:number-rows-spanned="2">
            <text:p>loop_end / loopend</text:p>
          </table:table-cell>
          <table:table-cell table:style-name="ce11" office:value-type="string" calcext:value-type="string" table:number-columns-spanned="1" table:number-rows-spanned="2">
            <text:p>loop_crossfade/loopcrossfade</text:p>
          </table:table-cell>
          <table:table-cell table:style-name="ce4"/>
          <table:table-cell table:style-name="ce84" table:number-columns-spanned="1" table:number-rows-spanned="2"/>
          <table:table-cell table:style-name="ce11" office:value-type="string" calcext:value-type="string" table:number-columns-spanned="1" table:number-rows-spanned="2">
            <text:p>amp_* / ampeg_*</text:p>
            <text:p>start, attack, decay, delay, hold, release, sustain</text:p>
          </table:table-cell>
          <table:table-cell table:style-name="ce11" office:value-type="string" calcext:value-type="string" table:number-columns-spanned="1" table:number-rows-spanned="2">
            <text:p>ampeg_attack_shape, ampeg_decay_shape,</text:p>
            <text:p>ampeg_release_shape</text:p>
          </table:table-cell>
          <table:table-cell table:style-name="ce11" office:value-type="string" calcext:value-type="string" table:number-columns-spanned="1" table:number-rows-spanned="2">
            <text:p>amp_veltrack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bend_up</text:p>
          </table:table-cell>
          <table:table-cell table:style-name="ce5" office:value-type="string" calcext:value-type="string" table:number-columns-spanned="1" table:number-rows-spanned="2">
            <text:p>bend_down</text:p>
          </table:table-cell>
          <table:table-cell table:style-name="ce11" office:value-type="string" calcext:value-type="string" table:number-columns-spanned="1" table:number-rows-spanned="2">
            <text:p>pitch_* / pitcheg_*</text:p>
            <text:p>start, attack, decay, delay, hold, release, sustain,</text:p>
            <text:p>attack_shape, decay_shape, release_shap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f, hpf, bpf, brf</text:p>
          </table:table-cell>
          <table:table-cell table:style-name="ce5" office:value-type="string" calcext:value-type="string" table:number-columns-spanned="1" table:number-rows-spanned="2">
            <text:p>1, 2, 4, 6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11" office:value-type="string" calcext:value-type="string" table:number-columns-spanned="1" table:number-rows-spanned="2">
            <text:p>fil_* / fileg_*</text:p>
            <text:p>start, attack, decay, delay, hold, release, sustain,</text:p>
            <text:p>attack_shape, decay_shape, release_shape</text:p>
          </table:table-cell>
          <table:table-cell table:style-name="ce11" office:value-type="string" calcext:value-type="string" table:number-columns-spanned="1" table:number-rows-spanned="2">
            <text:p>fil_veltrack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covered-table-cell table:style-name="ce4"/>
          <table:table-cell table:style-name="ce18"/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2"/>
          <table:covered-table-cell table:number-columns-repeated="2" table:style-name="ce4"/>
          <table:table-cell table:style-name="ce81"/>
          <table:covered-table-cell table:number-columns-repeated="15" table:style-name="ce4"/>
          <table:table-cell table:style-name="ce81"/>
          <table:covered-table-cell table:number-columns-repeated="5" table:style-name="ce4"/>
          <table:table-cell table:style-name="ce4"/>
          <table:covered-table-cell table:number-columns-repeated="4" table:style-name="ce4"/>
          <table:table-cell table:style-name="ce85"/>
          <table:covered-table-cell table:number-columns-repeated="4" table:style-name="ce4"/>
          <table:table-cell table:style-name="ce4"/>
          <table:covered-table-cell table:number-columns-repeated="7" table:style-name="ce4"/>
          <table:table-cell table:style-name="ce67" table:number-columns-repeated="16328"/>
        </table:table-row>
        <table:table-row table:style-name="ro2">
          <table:table-cell table:style-name="ce3" office:value-type="string" calcext:value-type="string" table:number-columns-spanned="1" table:number-rows-spanned="2">
            <text:p>TAL Sampler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talsmpl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only up to 4</text:p>
          </table:table-cell>
          <table:table-cell table:style-name="ce18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lowkey / highkey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velocitystart / velocityend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startsample</text:p>
          </table:table-cell>
          <table:table-cell table:style-name="ce11" office:value-type="string" calcext:value-type="string" table:number-columns-spanned="1" table:number-rows-spanned="2">
            <text:p>endsample</text:p>
          </table:table-cell>
          <table:table-cell table:style-name="ce11" office:value-type="string" calcext:value-type="string" table:number-columns-spanned="1" table:number-rows-spanned="2">
            <text:p>transpose / detune / samplefinetune</text:p>
          </table:table-cell>
          <table:table-cell table:style-name="ce79" office:value-type="string" calcext:value-type="string" table:number-columns-spanned="1" table:number-rows-spanned="2">
            <text:p>track (only on/off)</text:p>
          </table:table-cell>
          <table:table-cell table:style-name="ce11" office:value-type="string" calcext:value-type="string" table:number-columns-spanned="1" table:number-rows-spanned="2">
            <text:p>reverse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8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loopenabled</text:p>
          </table:table-cell>
          <table:table-cell table:style-name="ce11" office:value-type="string" calcext:value-type="string" table:number-columns-spanned="1" table:number-rows-spanned="2">
            <text:p>pingpongloop</text:p>
          </table:table-cell>
          <table:table-cell table:style-name="ce11" office:value-type="string" calcext:value-type="string" table:number-columns-spanned="1" table:number-rows-spanned="2">
            <text:p>loopstartsample</text:p>
          </table:table-cell>
          <table:table-cell table:style-name="ce11" office:value-type="string" calcext:value-type="string" table:number-columns-spanned="1" table:number-rows-spanned="2">
            <text:p>loopendsample</text:p>
          </table:table-cell>
          <table:table-cell table:style-name="ce18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dsrampattack, adsramphold,</text:p>
            <text:p>adsrampdecay, adsrampsustain,</text:p>
            <text:p>adsramprelease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ModMatrix: Vel → Volume A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globalpitchbendrange</text:p>
          </table:table-cell>
          <table:table-cell table:style-name="ce77" office:value-type="string" calcext:value-type="string" table:number-columns-spanned="1" table:number-rows-spanned="2">
            <text:p>globalpitchbendrange</text:p>
          </table:table-cell>
          <table:table-cell table:style-name="ce11" office:value-type="string" calcext:value-type="string" table:number-columns-spanned="1" table:number-rows-spanned="2">
            <text:p>adsrmodattack, adsrmodhold,</text:p>
            <text:p>adsrmoddecay, adsrmodsustain,</text:p>
            <text:p>adsrmodrelease</text:p>
          </table:table-cell>
          <table:table-cell table:style-name="ce4"/>
          <table:table-cell table:style-name="ce11"/>
          <table:table-cell table:style-name="ce5" office:value-type="string" calcext:value-type="string" table:number-columns-spanned="1" table:number-rows-spanned="2">
            <text:p>Lowpass, Highpass, Bandpass, Bandstop</text:p>
          </table:table-cell>
          <table:table-cell table:style-name="ce5" office:value-type="string" calcext:value-type="string" table:number-columns-spanned="1" table:number-rows-spanned="2">
            <text:p>1, 2, 4</text:p>
          </table:table-cell>
          <table:table-cell table:style-name="ce5" office:value-type="string" calcext:value-type="string" table:number-columns-spanned="1" table:number-rows-spanned="2">
            <text:p>filtercutoff</text:p>
          </table:table-cell>
          <table:table-cell table:style-name="ce5" office:value-type="string" calcext:value-type="string" table:number-columns-spanned="1" table:number-rows-spanned="2">
            <text:p>filterresonance</text:p>
          </table:table-cell>
          <table:table-cell table:style-name="ce5" office:value-type="string" calcext:value-type="string" table:number-columns-spanned="1" table:number-rows-spanned="2">
            <text:p>filterenvelope</text:p>
            <text:p>adsrvcfattack, adsrvcfhold, adsrvcfdecay, adsrvcfsustain, adsrvcfrelease</text:p>
            <text:p/>
          </table:table-cell>
          <table:table-cell table:style-name="ce11" office:value-type="string" calcext:value-type="string" table:number-columns-spanned="1" table:number-rows-spanned="2">
            <text:p>ModMatrix: Vel → Cutoff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1" office:value-type="string" calcext:value-type="string">
            <text:p>BEXT chunk: originator</text:p>
          </table:table-cell>
          <table:table-cell table:style-name="ce18"/>
          <table:table-cell table:style-name="ce81"/>
          <table:covered-table-cell table:style-name="ce4"/>
          <table:table-cell table:style-name="ce18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/>
          <table:covered-table-cell table:number-columns-repeated="7" table:style-name="ce4"/>
          <table:table-cell table:style-name="ce18" table:number-columns-repeated="2"/>
          <table:table-cell table:style-name="ce81"/>
          <table:covered-table-cell table:number-columns-repeated="4" table:style-name="ce4"/>
          <table:table-cell table:style-name="ce18"/>
          <table:table-cell table:style-name="ce81"/>
          <table:table-cell table:style-name="ce5"/>
          <table:covered-table-cell table:style-name="ce4"/>
          <table:table-cell table:style-name="ce18"/>
          <table:covered-table-cell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table-cell table:style-name="ce11"/>
          <table:covered-table-cell table:number-columns-repeated="6" table:style-name="ce4"/>
          <table:table-cell table:style-name="ce67" table:number-columns-repeated="16328"/>
        </table:table-row>
        <table:table-row table:style-name="ro3">
          <table:table-cell table:style-name="ce3" office:value-type="string" calcext:value-type="string" table:number-columns-spanned="1" table:number-rows-spanned="2">
            <text:p>TX16Wx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txprog</text:p>
          </table:table-cell>
          <table:table-cell table:style-name="ce73" table:number-columns-spanned="1" table:number-rows-spanned="2"/>
          <table:table-cell table:style-name="ce76" office:value-type="string" calcext:value-type="string" table:number-columns-spanned="1" table:number-rows-spanned="2">
            <text:p>TODO What is the format?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from filename/conf</text:p>
            <text:p>BEXT chunk: originator / Icon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group</text:p>
          </table:table-cell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</text:p>
          </table:table-cell>
          <table:table-cell table:style-name="ce11" office:value-type="string" calcext:value-type="string" table:number-columns-spanned="1" table:number-rows-spanned="2">
            <text:p>Bounds: low-key / high-key / lowkey / highkey</text:p>
          </table:table-cell>
          <table:table-cell table:style-name="ce11" office:value-type="string" calcext:value-type="string" table:number-columns-spanned="1" table:number-rows-spanned="2">
            <text:p>Fade-Bounds: low-key / high-key / lowkey / highkey</text:p>
          </table:table-cell>
          <table:table-cell table:style-name="ce11" office:value-type="string" calcext:value-type="string" table:number-columns-spanned="1" table:number-rows-spanned="2">
            <text:p>Bounds: low-vel / high-vel</text:p>
          </table:table-cell>
          <table:table-cell table:style-name="ce11" office:value-type="string" calcext:value-type="string" table:number-columns-spanned="1" table:number-rows-spanned="2">
            <text:p>Fade-Bounds: low-vel / high-vel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coarse / fine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reverse</text:p>
          </table:table-cell>
          <table:table-cell table:style-name="ce11" office:value-type="string" calcext:value-type="string" table:number-columns-spanned="1" table:number-rows-spanned="2">
            <text:p>group: volume + region: attenuation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releas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xfad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ttack, decay1, level2, decay2, sustain, release</text:p>
          </table:table-cell>
          <table:table-cell table:style-name="ce11" office:value-type="string" calcext:value-type="string" table:number-columns-spanned="1" table:number-rows-spanned="2">
            <text:p>attack-curve, decay-curve, release-curve</text:p>
          </table:table-cell>
          <table:table-cell table:style-name="ce11" office:value-type="string" calcext:value-type="string" table:number-columns-spanned="1" table:number-rows-spanned="2">
            <text:p>velocity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11" office:value-type="string" calcext:value-type="string" table:number-columns-spanned="1" table:number-rows-spanned="2">
            <text:p>time1, time2, time3, level0, level1, level2, level3, shape1, shape2, shape3</text:p>
            <text:p/>
            <text:p/>
          </table:table-cell>
          <table:table-cell table:style-name="ce4"/>
          <table:table-cell table:style-name="ce11"/>
          <table:table-cell table:style-name="ce5" office:value-type="string" calcext:value-type="string" table:number-columns-spanned="1" table:number-rows-spanned="2">
            <text:p>LowPass, HighPass, BandPass, Notch (from type)</text:p>
          </table:table-cell>
          <table:table-cell table:style-name="ce5" office:value-type="string" calcext:value-type="string" table:number-columns-spanned="1" table:number-rows-spanned="2">
            <text:p>1, 2, 4 (from slope)</text:p>
          </table:table-cell>
          <table:table-cell table:style-name="ce5" office:value-type="string" calcext:value-type="string" table:number-columns-spanned="1" table:number-rows-spanned="2">
            <text:p>cutoff / freq</text:p>
          </table:table-cell>
          <table:table-cell table:style-name="ce5" office:value-type="string" calcext:value-type="string" table:number-columns-spanned="1" table:number-rows-spanned="2">
            <text:p>resonance / res</text:p>
          </table:table-cell>
          <table:table-cell table:style-name="ce11" office:value-type="string" calcext:value-type="string" table:number-columns-spanned="1" table:number-rows-spanned="2">
            <text:p>time1, time2, time3, level0, level1, level2, level3,</text:p>
            <text:p>shape1, shape2, shape3</text:p>
          </table:table-cell>
          <table:table-cell table:style-name="ce11" office:value-type="string" calcext:value-type="string" table:number-columns-spanned="1" table:number-rows-spanned="2">
            <text:p>Vel → Filter 1 Freq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1" office:value-type="string" calcext:value-type="string">
            <text:p>BEXT chunk: originator</text:p>
          </table:table-cell>
          <table:table-cell table:style-name="ce18"/>
          <table:table-cell table:style-name="ce81"/>
          <table:covered-table-cell table:number-columns-repeated="2" table:style-name="ce4"/>
          <table:table-cell table:style-name="ce81"/>
          <table:table-cell table:style-name="ce5"/>
          <table:covered-table-cell table:number-columns-repeated="8" table:style-name="ce4"/>
          <table:table-cell table:style-name="ce18"/>
          <table:covered-table-cell table:number-columns-repeated="3" table:style-name="ce4"/>
          <table:table-cell table:style-name="ce18"/>
          <table:covered-table-cell table:style-name="ce4"/>
          <table:table-cell table:style-name="ce81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table-cell table:style-name="ce11"/>
          <table:covered-table-cell table:number-columns-repeated="6" table:style-name="ce4"/>
          <table:table-cell table:style-name="ce67" table:number-columns-repeated="16328"/>
        </table:table-row>
        <table:table-row table:style-name="ro1">
          <table:table-cell table:style-name="ce3" office:value-type="string" calcext:value-type="string" table:number-columns-spanned="1" table:number-rows-spanned="2">
            <text:p>Waldorf Qpat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qpat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11" office:value-type="string" calcext:value-type="string" table:number-columns-spanned="1" table:number-rows-spanned="2">
            <text:p>Tag 1-4</text:p>
          </table:table-cell>
          <table:table-cell table:style-name="ce11" office:value-type="string" calcext:value-type="string" table:number-columns-spanned="1" table:number-rows-spanned="2">
            <text:p>Author</text:p>
          </table:table-cell>
          <table:table-cell table:style-name="ce17" office:value-type="string" calcext:value-type="string">
            <text:p>from filename</text:p>
          </table:table-cell>
          <table:table-cell table:style-name="ce17" office:value-type="string" calcext:value-type="string">
            <text:p>Bank</text:p>
          </table:table-cell>
          <table:table-cell table:style-name="ce11" office:value-type="string" calcext:value-type="string" table:number-columns-spanned="1" table:number-rows-spanned="2">
            <text:p>Tag 1-4</text:p>
          </table:table-cell>
          <table:table-cell table:style-name="ce81"/>
          <table:table-cell table:style-name="ce18" table:number-columns-repeated="2"/>
          <table:table-cell table:style-name="ce81"/>
          <table:table-cell table:style-name="ce5" office:value-type="string" calcext:value-type="string" table:number-columns-spanned="1" table:number-rows-spanned="2">
            <text:p>Sample-Map</text:p>
          </table:table-cell>
          <table:table-cell table:style-name="ce11" office:value-type="string" calcext:value-type="string" table:number-columns-spanned="1" table:number-rows-spanned="2">
            <text:p>Sample-Map: Pitch</text:p>
          </table:table-cell>
          <table:table-cell table:style-name="ce11" office:value-type="string" calcext:value-type="string" table:number-columns-spanned="1" table:number-rows-spanned="2">
            <text:p>Sample-Map: FromNote / ToNote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Sample-Map: FromVelo / ToVelo</text:p>
          </table:table-cell>
          <table:table-cell table:style-name="ce18"/>
          <table:table-cell table:style-name="ce11" office:value-type="string" calcext:value-type="string" table:number-columns-spanned="1" table:number-rows-spanned="2">
            <text:p>Sample-Map: Start</text:p>
          </table:table-cell>
          <table:table-cell table:style-name="ce11" office:value-type="string" calcext:value-type="string" table:number-columns-spanned="1" table:number-rows-spanned="2">
            <text:p>Sample-Map: End</text:p>
          </table:table-cell>
          <table:table-cell table:style-name="ce11" office:value-type="string" calcext:value-type="string" table:number-columns-spanned="1" table:number-rows-spanned="2">
            <text:p>Sample-Map: Pitch</text:p>
          </table:table-cell>
          <table:table-cell table:style-name="ce11" office:value-type="string" calcext:value-type="string" table:number-columns-spanned="1" table:number-rows-spanned="2">
            <text:p>Sample-Map: TrackPitch / OscXKeytrack</text:p>
          </table:table-cell>
          <table:table-cell table:style-name="ce11" office:value-type="string" calcext:value-type="string" table:number-columns-spanned="1" table:number-rows-spanned="2">
            <text:p>Sample-Map: Direction</text:p>
          </table:table-cell>
          <table:table-cell table:style-name="ce11" office:value-type="string" calcext:value-type="string" table:number-columns-spanned="1" table:number-rows-spanned="2">
            <text:p>Sample-Map: Gain</text:p>
          </table:table-cell>
          <table:table-cell table:style-name="ce11" office:value-type="string" calcext:value-type="string" table:number-columns-spanned="1" table:number-rows-spanned="2">
            <text:p>Sample-Map: Pan</text:p>
          </table:table-cell>
          <table:table-cell table:style-name="ce18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-Map: Type</text:p>
          </table:table-cell>
          <table:table-cell table:style-name="ce11" office:value-type="string" calcext:value-type="string" table:number-columns-spanned="1" table:number-rows-spanned="2">
            <text:p>Sample-Map: Type</text:p>
          </table:table-cell>
          <table:table-cell table:style-name="ce11" office:value-type="string" calcext:value-type="string" table:number-columns-spanned="1" table:number-rows-spanned="2">
            <text:p>Sample-Map: LoopStart</text:p>
          </table:table-cell>
          <table:table-cell table:style-name="ce11" office:value-type="string" calcext:value-type="string" table:number-columns-spanned="1" table:number-rows-spanned="2">
            <text:p>Sample-Map: LoopEnd</text:p>
          </table:table-cell>
          <table:table-cell table:style-name="ce11" office:value-type="string" calcext:value-type="string" table:number-columns-spanned="1" table:number-rows-spanned="2">
            <text:p>Sample-Map: CrossFad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mpEnvDelay, AmpEnvAttack, AmpEnvDecay, AmpEnvRelease, AmpEnvSustain</text:p>
          </table:table-cell>
          <table:table-cell table:style-name="ce11" office:value-type="string" calcext:value-type="string" table:number-columns-spanned="1" table:number-rows-spanned="2">
            <text:p>AmpAttackCurve, AmpDecayCurve, AmpReleaseCurve</text:p>
          </table:table-cell>
          <table:table-cell table:style-name="ce11" office:value-type="string" calcext:value-type="string" table:number-columns-spanned="1" table:number-rows-spanned="2">
            <text:p>AmpVeloAmount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Osc1PitchBendRange, Osc2PitchBendRange, Osc3PitchBendRange</text:p>
          </table:table-cell>
          <table:table-cell table:style-name="ce77" office:value-type="string" calcext:value-type="string" table:number-columns-spanned="1" table:number-rows-spanned="2">
            <text:p>Osc1PitchBendRange, Osc2PitchBendRange, Osc3PitchBendRange</text:p>
          </table:table-cell>
          <table:table-cell table:style-name="ce11" office:value-type="string" calcext:value-type="string" table:number-columns-spanned="1" table:number-rows-spanned="2">
            <text:p>FreeEnvXEnvDelay, FreeEnvXEnvAttack, FreeEnvXEnvDecay, FreeEnvXEnvRelease, FreeEnvXEnvSustain, FreeEnvXAttackCurve, FreeEnvXDecayCurve, FreeEnvXReleaseCurve</text:p>
          </table:table-cell>
          <table:table-cell table:style-name="ce4"/>
          <table:table-cell table:style-name="ce11" office:value-type="string" calcext:value-type="string" table:number-columns-spanned="1" table:number-rows-spanned="2">
            <text:p>FilterState</text:p>
          </table:table-cell>
          <table:table-cell table:style-name="ce77" office:value-type="string" calcext:value-type="string" table:number-columns-spanned="1" table:number-rows-spanned="2">
            <text:p>Filter12Type: Lowpass</text:p>
          </table:table-cell>
          <table:table-cell table:style-name="ce11" office:value-type="string" calcext:value-type="string" table:number-columns-spanned="1" table:number-rows-spanned="2">
            <text:p>Filter12Type: 2, 4</text:p>
          </table:table-cell>
          <table:table-cell table:style-name="ce5" office:value-type="string" calcext:value-type="string" table:number-columns-spanned="1" table:number-rows-spanned="2">
            <text:p>Filter1CutOff</text:p>
          </table:table-cell>
          <table:table-cell table:style-name="ce5" office:value-type="string" calcext:value-type="string" table:number-columns-spanned="1" table:number-rows-spanned="2">
            <text:p>Filter1Reso</text:p>
          </table:table-cell>
          <table:table-cell table:style-name="ce11" office:value-type="string" calcext:value-type="string" table:number-columns-spanned="1" table:number-rows-spanned="2">
            <text:p>Filter1EnvDelay, Filter1EnvAttack, Filter1EnvDecay, Filter1EnvRelease, Filter1EnvSustain, Filter1AttackCurve, Filter1DecayCurve, Filter1ReleaseCurve</text:p>
          </table:table-cell>
          <table:table-cell table:style-name="ce11" office:value-type="string" calcext:value-type="string" table:number-columns-spanned="1" table:number-rows-spanned="2">
            <text:p>Filter1VeloAmount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covered-table-cell table:number-columns-repeated="3" table:style-name="ce4"/>
          <table:table-cell table:style-name="ce18"/>
          <table:table-cell table:style-name="ce17"/>
          <table:covered-table-cell table:style-name="ce4"/>
          <table:table-cell table:style-name="ce81"/>
          <table:table-cell table:style-name="ce72"/>
          <table:table-cell table:style-name="ce18"/>
          <table:table-cell table:style-name="ce81"/>
          <table:covered-table-cell table:number-columns-repeated="3" table:style-name="ce4"/>
          <table:table-cell table:style-name="ce18"/>
          <table:covered-table-cell table:style-name="ce4"/>
          <table:table-cell table:style-name="ce18"/>
          <table:covered-table-cell table:number-columns-repeated="7" table:style-name="ce4"/>
          <table:table-cell table:style-name="ce18" table:number-columns-repeated="2"/>
          <table:table-cell table:style-name="ce81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covered-table-cell table:number-columns-repeated="7" table:style-name="ce4"/>
          <table:table-cell table:style-name="ce67" table:number-columns-repeated="16328"/>
        </table:table-row>
        <table:table-row table:style-name="ro3">
          <table:table-cell table:style-name="ce6" office:value-type="string" calcext:value-type="string" table:number-columns-spanned="1" table:number-rows-spanned="2">
            <text:p>WAV</text:p>
          </table:table-cell>
          <table:table-cell table:style-name="ce68" office:value-type="string" calcext:value-type="string">
            <text:p>Read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17" office:value-type="string" calcext:value-type="string">
            <text:p>from file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8" table:number-columns-repeated="2"/>
          <table:table-cell table:style-name="ce81"/>
          <table:table-cell table:style-name="ce79" office:value-type="string" calcext:value-type="string">
            <text:p>SMPL/INST-Chunk/calculated</text:p>
          </table:table-cell>
          <table:table-cell table:style-name="ce5" office:value-type="string" calcext:value-type="string">
            <text:p>MIDI Unity Note / filename</text:p>
          </table:table-cell>
          <table:table-cell table:style-name="ce5" office:value-type="string" calcext:value-type="string">
            <text:p>keyrangebottom / keyrangetop / calc.</text:p>
          </table:table-cell>
          <table:table-cell table:style-name="ce18"/>
          <table:table-cell table:style-name="ce5" office:value-type="string" calcext:value-type="string">
            <text:p>velrangebottom / velrangetop / calc.</text:p>
          </table:table-cell>
          <table:table-cell table:style-name="ce18" table:number-columns-repeated="3"/>
          <table:table-cell table:style-name="ce5" office:value-type="string" calcext:value-type="string">
            <text:p>MIDI Pitch Fraction / Inst. Chunk</text:p>
          </table:table-cell>
          <table:table-cell table:style-name="ce18" table:number-columns-repeated="2"/>
          <table:table-cell table:style-name="ce5" office:value-type="string" calcext:value-type="string" table:number-columns-spanned="1" table:number-rows-spanned="2">
            <text:p>Inst. Chunk: Gain</text:p>
          </table:table-cell>
          <table:table-cell table:style-name="ce18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SMPL-Chunk</text:p>
          </table:table-cell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18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8" table:number-columns-repeated="2"/>
          <table:table-cell table:style-name="ce85"/>
          <table:table-cell table:style-name="ce18" table:number-columns-repeated="4"/>
          <table:table-cell table:style-name="ce4"/>
          <table:table-cell table:style-name="ce18" table:number-columns-repeated="7"/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table-cell table:style-name="ce18"/>
          <table:table-cell table:style-name="ce72"/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2"/>
          <table:table-cell table:style-name="ce72"/>
          <table:table-cell table:style-name="ce18"/>
          <table:table-cell table:style-name="ce81"/>
          <table:table-cell table:style-name="ce79" office:value-type="string" calcext:value-type="string">
            <text:p>INST-Chunk</text:p>
          </table:table-cell>
          <table:table-cell table:style-name="ce5" office:value-type="string" calcext:value-type="string">
            <text:p>rootnote</text:p>
          </table:table-cell>
          <table:table-cell table:style-name="ce5" office:value-type="string" calcext:value-type="string">
            <text:p>keyrangebottom / keyrangetop</text:p>
          </table:table-cell>
          <table:table-cell table:style-name="ce18"/>
          <table:table-cell table:style-name="ce5" office:value-type="string" calcext:value-type="string">
            <text:p>velrangebottom / velrangetop</text:p>
          </table:table-cell>
          <table:table-cell table:style-name="ce18" table:number-columns-repeated="3"/>
          <table:table-cell table:style-name="ce5" office:value-type="string" calcext:value-type="string">
            <text:p>Inst. Chunk: Unshifted Note, Fine Tune</text:p>
          </table:table-cell>
          <table:table-cell table:style-name="ce18" table:number-columns-repeated="2"/>
          <table:covered-table-cell table:style-name="ce4"/>
          <table:table-cell table:style-name="ce18" table:number-columns-repeated="3"/>
          <table:table-cell table:style-name="ce81"/>
          <table:covered-table-cell table:number-columns-repeated="4" table:style-name="ce4"/>
          <table:table-cell table:style-name="ce18"/>
          <table:table-cell table:style-name="ce4"/>
          <table:table-cell table:style-name="ce18" table:number-columns-repeated="4"/>
          <table:table-cell table:style-name="ce85"/>
          <table:table-cell table:style-name="ce18" table:number-columns-repeated="4"/>
          <table:table-cell table:style-name="ce4"/>
          <table:table-cell table:style-name="ce18" table:number-columns-repeated="7"/>
          <table:table-cell table:style-name="ce67" table:number-columns-repeated="16328"/>
        </table:table-row>
        <table:table-row table:style-name="ro3">
          <table:table-cell table:style-name="ce6" office:value-type="string" calcext:value-type="string" table:number-columns-spanned="1" table:number-rows-spanned="2">
            <text:p>Yamaha YSFC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x7u/x7l/x8u/x8l</text:p>
          </table:table-cell>
          <table:table-cell table:style-name="ce11" office:value-type="string" calcext:value-type="string" table:number-columns-spanned="1" table:number-rows-spanned="2">
            <text:p>x7u/x7l/x8u/x8l</text:p>
          </table:table-cell>
          <table:table-cell table:style-name="ce11" office:value-type="string" calcext:value-type="string">
            <text:p>x7u/x7l/x8u/x8l</text:p>
          </table:table-cell>
          <table:table-cell table:style-name="ce4"/>
          <table:table-cell table:style-name="ce17"/>
          <table:table-cell table:style-name="ce17" office:value-type="string" calcext:value-type="string">
            <text:p>from filename</text:p>
          </table:table-cell>
          <table:table-cell table:style-name="ce11" office:value-type="string" calcext:value-type="string">
            <text:p>Part of sample/performance* 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>
            <text:p>BEXT chunk: originationDate/Time</text:p>
          </table:table-cell>
          <table:table-cell table:style-name="ce11" office:value-type="string" calcext:value-type="string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1"/>
          <table:table-cell table:style-name="ce11" office:value-type="string" calcext:value-type="string" table:number-columns-spanned="1" table:number-rows-spanned="2">
            <text:p>Waveform Name</text:p>
          </table:table-cell>
          <table:table-cell table:style-name="ce81"/>
          <table:table-cell table:style-name="ce5" table:number-columns-repeated="3"/>
          <table:table-cell table:style-name="ce18"/>
          <table:table-cell table:style-name="ce5"/>
          <table:table-cell table:style-name="ce18"/>
          <table:table-cell table:style-name="ce5" table:number-columns-repeated="3"/>
          <table:table-cell table:style-name="ce5" office:value-type="string" calcext:value-type="string" table:number-columns-spanned="1" table:number-rows-spanned="2">
            <text:p>Element:PitchKeyFollowSensitivity*</text:p>
          </table:table-cell>
          <table:table-cell table:style-name="ce18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 : XA Control</text:p>
          </table:table-cell>
          <table:table-cell table:style-name="ce5" office:value-type="string" calcext:value-type="string" table:number-columns-spanned="1" table:number-rows-spanned="2">
            <text:p>All Elements : XA Control</text:p>
          </table:table-cell>
          <table:table-cell table:style-name="ce81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Forward / backwards</text:p>
          </table:table-cell>
          <table:table-cell table:style-name="ce84" table:number-columns-spanned="1" table:number-rows-spanned="2"/>
          <table:table-cell table:style-name="ce18" office:value-type="string" calcext:value-type="string" table:number-columns-spanned="1" table:number-rows-spanned="2">
            <text:p>identical to the sample end</text:p>
          </table:table-cell>
          <table:table-cell table:style-name="ce18"/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table-cell table:style-name="ce18"/>
          <table:table-cell table:style-name="ce5" office:value-type="string" calcext:value-type="string" table:number-columns-spanned="1" table:number-rows-spanned="2">
            <text:p>Element:LevelVelocitySensitivity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Part:PitchBendRangeUpper</text:p>
          </table:table-cell>
          <table:table-cell table:style-name="ce5" office:value-type="string" calcext:value-type="string" table:number-columns-spanned="1" table:number-rows-spanned="2">
            <text:p>Part:PitchBendRangeLower</text:p>
          </table:table-cell>
          <table:table-cell table:style-name="ce5" office:value-type="string" calcext:value-type="string" table:number-columns-spanned="1" table:number-rows-spanned="2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:FilterType</text:p>
          </table:table-cell>
          <table:table-cell table:style-name="ce5" office:value-type="string" calcext:value-type="string" table:number-columns-spanned="1" table:number-rows-spanned="2">
            <text:p>Element:FilterType</text:p>
          </table:table-cell>
          <table:table-cell table:style-name="ce5" office:value-type="string" calcext:value-type="string" table:number-columns-spanned="1" table:number-rows-spanned="2">
            <text:p>Element:FilterCutoffFrequency</text:p>
          </table:table-cell>
          <table:table-cell table:style-name="ce5" office:value-type="string" calcext:value-type="string" table:number-columns-spanned="1" table:number-rows-spanned="2">
            <text:p>Element:FilterResonance</text:p>
          </table:table-cell>
          <table:table-cell table:style-name="ce5" office:value-type="string" calcext:value-type="string" table:number-columns-spanned="1" table:number-rows-spanned="2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table-cell table:style-name="ce5" office:value-type="string" calcext:value-type="string" table:number-columns-spanned="1" table:number-rows-spanned="2">
            <text:p>Element:FegLevelVelocitySensitivity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**</text:p>
          </table:table-cell>
          <table:covered-table-cell table:number-columns-repeated="2" table:style-name="ce4"/>
          <table:table-cell table:style-name="ce15" office:value-type="string" calcext:value-type="string">
            <text:p>TODO x7u/x7l/x8u/x8l</text:p>
          </table:table-cell>
          <table:table-cell table:style-name="ce4"/>
          <table:table-cell table:style-name="ce17"/>
          <table:table-cell table:style-name="ce18"/>
          <table:table-cell table:style-name="ce11" office:value-type="string" calcext:value-type="string">
            <text:p>Part of sample name</text:p>
          </table:table-cell>
          <table:table-cell table:style-name="ce18" table:number-columns-repeated="3"/>
          <table:table-cell table:style-name="ce72"/>
          <table:table-cell table:style-name="ce82"/>
          <table:table-cell table:style-name="ce11"/>
          <table:covered-table-cell table:style-name="ce4"/>
          <table:table-cell table:style-name="ce81"/>
          <table:table-cell table:style-name="ce5" table:number-columns-repeated="3"/>
          <table:table-cell table:style-name="ce18"/>
          <table:table-cell table:style-name="ce5"/>
          <table:table-cell table:style-name="ce18"/>
          <table:table-cell table:style-name="ce5" table:number-columns-repeated="3"/>
          <table:covered-table-cell table:style-name="ce4"/>
          <table:table-cell table:style-name="ce18"/>
          <table:covered-table-cell table:number-columns-repeated="4" table:style-name="ce4"/>
          <table:table-cell table:style-name="ce81"/>
          <table:covered-table-cell table:number-columns-repeated="4" table:style-name="ce4"/>
          <table:table-cell table:style-name="ce18"/>
          <table:table-cell table:style-name="ce4"/>
          <table:covered-table-cell table:number-columns-repeated="2" table:style-name="ce4"/>
          <table:table-cell table:style-name="ce18"/>
          <table:covered-table-cell table:style-name="ce4"/>
          <table:table-cell table:style-name="ce85"/>
          <table:covered-table-cell table:number-columns-repeated="4" table:style-name="ce4"/>
          <table:table-cell table:style-name="ce4"/>
          <table:covered-table-cell table:number-columns-repeated="7" table:style-name="ce4"/>
          <table:table-cell table:style-name="ce67" table:number-columns-repeated="16328"/>
        </table:table-row>
        <table:table-row table:style-name="ro1" table:number-rows-repeated="1048531">
          <table:table-cell table:number-columns-repeated="56"/>
          <table:table-cell table:style-name="ce67" table:number-columns-repeated="16328"/>
        </table:table-row>
        <table:table-row table:style-name="ro1">
          <table:table-cell table:number-columns-repeated="56"/>
          <table:table-cell table:style-name="ce67" table:number-columns-repeated="163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.00.0000</text:date>, <text:time style:data-style-name="N2" text:time-value="12:05:37.0361144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creation-date>2021-03-31T19:20:13Z</meta:creation-date>
    <dc:date>2026-02-27T12:06:31.547774100</dc:date>
    <meta:editing-cycles>579</meta:editing-cycles>
    <meta:editing-duration>PT25M25S</meta:editing-duration>
    <meta:document-statistic meta:table-count="1" meta:cell-count="839" meta:object-count="0"/>
  </office:meta>
</office:document-meta>
</file>